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1458in"/>
    </style:style>
    <style:style style:name="Table1.B" style:family="table-column">
      <style:table-column-properties style:column-width="5.353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2.4167in"/>
    </style:style>
    <style:style style:name="Table2.B" style:family="table-column">
      <style:table-column-properties style:column-width="4.0826in"/>
    </style:style>
    <style:style style:name="Table2.1" style:family="table-row">
      <style:table-row-properties fo:keep-together="auto"/>
    </style:style>
    <style:style style:name="Table2.A1" style:family="table-cell">
      <style:table-cell-properties fo:background-color="#b7b7b7" fo:padding-left="0.0813in" fo:padding-right="0.075in" fo:padding-top="0in" fo:padding-bottom="0in" fo:border="1pt solid #000000">
        <style:background-image/>
      </style:table-cell-properties>
    </style:style>
    <style:style style:name="Table2.A2" style:family="table-cell">
      <style:table-cell-properties fo:padding-left="0.0813in" fo:padding-right="0.075in" fo:padding-top="0in" fo:padding-bottom="0in" fo:border="1pt solid #000000"/>
    </style:style>
    <style:style style:name="Table2.B2" style:family="table-cell">
      <style:table-cell-properties fo:padding-left="0.0813in" fo:padding-right="0.075in" fo:padding-top="0in" fo:padding-bottom="0in" fo:border="1pt solid #000000"/>
    </style:style>
    <style:style style:name="Table2.A3" style:family="table-cell">
      <style:table-cell-properties style:vertical-align="" fo:padding="0.0694in" fo:border="1pt solid #000000"/>
    </style:style>
    <style:style style:name="Table2.A4" style:family="table-cell">
      <style:table-cell-properties fo:padding-left="0.0813in" fo:padding-right="0.075in" fo:padding-top="0in" fo:padding-bottom="0in" fo:border="1pt solid #000000"/>
    </style:style>
    <style:style style:name="Table2.B4" style:family="table-cell">
      <style:table-cell-properties fo:padding-left="0.0813in" fo:padding-right="0.075in" fo:padding-top="0in" fo:padding-bottom="0in" fo:border="1pt solid #000000"/>
    </style:style>
    <style:style style:name="Table2.A5" style:family="table-cell">
      <style:table-cell-properties fo:padding-left="0.0813in" fo:padding-right="0.075in" fo:padding-top="0in" fo:padding-bottom="0in" fo:border="1pt solid #000000"/>
    </style:style>
    <style:style style:name="Table2.B5" style:family="table-cell">
      <style:table-cell-properties fo:padding-left="0.0813in" fo:padding-right="0.075in" fo:padding-top="0in" fo:padding-bottom="0in" fo:border="1pt solid #000000"/>
    </style:style>
    <style:style style:name="Table2.A6" style:family="table-cell">
      <style:table-cell-properties fo:padding-left="0.0813in" fo:padding-right="0.075in" fo:padding-top="0in" fo:padding-bottom="0in" fo:border="1pt solid #000000"/>
    </style:style>
    <style:style style:name="Table2.B6" style:family="table-cell">
      <style:table-cell-properties fo:padding-left="0.0813in" fo:padding-right="0.075in" fo:padding-top="0in" fo:padding-bottom="0in" fo:border="1pt solid #000000"/>
    </style:style>
    <style:style style:name="Table2.A7" style:family="table-cell">
      <style:table-cell-properties fo:padding-left="0.0813in" fo:padding-right="0.075in" fo:padding-top="0in" fo:padding-bottom="0in" fo:border="1pt solid #000000"/>
    </style:style>
    <style:style style:name="Table2.B7" style:family="table-cell">
      <style:table-cell-properties fo:padding-left="0.0813in" fo:padding-right="0.075in" fo:padding-top="0in" fo:padding-bottom="0in" fo:border="1pt solid #000000"/>
    </style:style>
    <style:style style:name="Table2.A8" style:family="table-cell">
      <style:table-cell-properties fo:padding-left="0.0813in" fo:padding-right="0.075in" fo:padding-top="0in" fo:padding-bottom="0in" fo:border="1pt solid #000000"/>
    </style:style>
    <style:style style:name="Table2.B8" style:family="table-cell">
      <style:table-cell-properties fo:padding-left="0.0813in" fo:padding-right="0.075in" fo:padding-top="0in" fo:padding-bottom="0in" fo:border="1pt solid #000000"/>
    </style:style>
    <style:style style:name="Table2.A9" style:family="table-cell">
      <style:table-cell-properties fo:padding-left="0.0813in" fo:padding-right="0.075in" fo:padding-top="0in" fo:padding-bottom="0in" fo:border="1pt solid #000000"/>
    </style:style>
    <style:style style:name="Table2.B9" style:family="table-cell">
      <style:table-cell-properties fo:padding-left="0.0813in" fo:padding-right="0.075in" fo:padding-top="0in" fo:padding-bottom="0in" fo:border="1pt solid #000000"/>
    </style:style>
    <style:style style:name="Table2.A10" style:family="table-cell">
      <style:table-cell-properties fo:padding-left="0.0813in" fo:padding-right="0.075in" fo:padding-top="0in" fo:padding-bottom="0in" fo:border="1pt solid #000000"/>
    </style:style>
    <style:style style:name="Table2.B10" style:family="table-cell">
      <style:table-cell-properties fo:padding-left="0.0813in" fo:padding-right="0.075in" fo:padding-top="0in" fo:padding-bottom="0in" fo:border="1pt solid #000000"/>
    </style:style>
    <style:style style:name="Table2.A11" style:family="table-cell">
      <style:table-cell-properties fo:padding-left="0.0813in" fo:padding-right="0.075in" fo:padding-top="0in" fo:padding-bottom="0in" fo:border="1pt solid #000000"/>
    </style:style>
    <style:style style:name="Table2.B11" style:family="table-cell">
      <style:table-cell-properties fo:padding-left="0.0813in" fo:padding-right="0.075in" fo:padding-top="0in" fo:padding-bottom="0in" fo:border="1pt solid #000000"/>
    </style:style>
    <style:style style:name="Table2.A12" style:family="table-cell">
      <style:table-cell-properties fo:padding-left="0.0813in" fo:padding-right="0.075in" fo:padding-top="0in" fo:padding-bottom="0in" fo:border="1pt solid #000000"/>
    </style:style>
    <style:style style:name="Table2.B12" style:family="table-cell">
      <style:table-cell-properties fo:padding-left="0.0813in" fo:padding-right="0.075in" fo:padding-top="0in" fo:padding-bottom="0in" fo:border="1pt solid #000000"/>
    </style:style>
    <style:style style:name="Table2.A13" style:family="table-cell">
      <style:table-cell-properties fo:padding-left="0.0813in" fo:padding-right="0.075in" fo:padding-top="0in" fo:padding-bottom="0in" fo:border="1pt solid #000000"/>
    </style:style>
    <style:style style:name="Table2.B13" style:family="table-cell">
      <style:table-cell-properties fo:padding-left="0.0813in" fo:padding-right="0.075in" fo:padding-top="0in" fo:padding-bottom="0in" fo:border="1pt solid #000000"/>
    </style:style>
    <style:style style:name="Table2.A14" style:family="table-cell">
      <style:table-cell-properties fo:padding-left="0.0813in" fo:padding-right="0.075in" fo:padding-top="0in" fo:padding-bottom="0in" fo:border="1pt solid #000000"/>
    </style:style>
    <style:style style:name="Table2.B14" style:family="table-cell">
      <style:table-cell-properties fo:padding-left="0.0813in" fo:padding-right="0.075in" fo:padding-top="0in" fo:padding-bottom="0in" fo:border="1pt solid #000000"/>
    </style:style>
    <style:style style:name="Table2.A15" style:family="table-cell">
      <style:table-cell-properties fo:padding-left="0.0813in" fo:padding-right="0.075in" fo:padding-top="0in" fo:padding-bottom="0in" fo:border="1pt solid #000000"/>
    </style:style>
    <style:style style:name="Table2.B15" style:family="table-cell">
      <style:table-cell-properties fo:padding-left="0.0813in" fo:padding-right="0.075in" fo:padding-top="0in" fo:padding-bottom="0in" fo:border="1pt solid #000000"/>
    </style:style>
    <style:style style:name="Table2.A17" style:family="table-cell">
      <style:table-cell-properties fo:padding-left="0.0813in" fo:padding-right="0.075in" fo:padding-top="0in" fo:padding-bottom="0in" fo:border="1pt solid #000000"/>
    </style:style>
    <style:style style:name="Table2.B17" style:family="table-cell">
      <style:table-cell-properties fo:padding-left="0.0813in" fo:padding-right="0.075in" fo:padding-top="0in" fo:padding-bottom="0in" fo:border="1pt solid #000000"/>
    </style:style>
    <style:style style:name="Table2.A18" style:family="table-cell">
      <style:table-cell-properties fo:padding-left="0.0813in" fo:padding-right="0.075in" fo:padding-top="0in" fo:padding-bottom="0in" fo:border="1pt solid #000000"/>
    </style:style>
    <style:style style:name="Table2.B18" style:family="table-cell">
      <style:table-cell-properties fo:padding-left="0.0813in" fo:padding-right="0.075in" fo:padding-top="0in" fo:padding-bottom="0in" fo:border="1pt solid #000000"/>
    </style:style>
    <style:style style:name="Table2.A19" style:family="table-cell">
      <style:table-cell-properties fo:padding-left="0.0813in" fo:padding-right="0.075in" fo:padding-top="0in" fo:padding-bottom="0in" fo:border="1pt solid #000000"/>
    </style:style>
    <style:style style:name="Table2.B19" style:family="table-cell">
      <style:table-cell-properties fo:padding-left="0.0813in" fo:padding-right="0.075in" fo:padding-top="0in" fo:padding-bottom="0in" fo:border="1pt solid #000000"/>
    </style:style>
    <style:style style:name="P1" style:family="paragraph" style:parent-style-name="Standard">
      <style:text-properties style:font-name="Calibri" style:font-name-asian="Calibri1" style:font-name-complex="Calibri1"/>
    </style:style>
    <style:style style:name="P2" style:family="paragraph" style:parent-style-name="Standard">
      <style:text-properties style:font-name="Calibri" fo:font-weight="bold" style:font-name-asian="Calibri1" style:font-weight-asian="bold" style:font-name-complex="Calibri1"/>
    </style:style>
    <style:style style:name="P3" style:family="paragraph" style:parent-style-name="Standard">
      <style:paragraph-properties fo:line-height="100%" fo:orphans="0" fo:widows="0"/>
    </style:style>
    <style:style style:name="P4" style:family="paragraph" style:parent-style-name="Standard">
      <style:text-properties fo:color="#202124" style:font-name="Calibri" style:font-name-asian="Calibri1" style:font-name-complex="Calibri1" fo:background-color="#ffffff"/>
    </style:style>
    <style:style style:name="P5" style:family="paragraph" style:parent-style-name="Standard">
      <loext:graphic-properties draw:fill="solid" draw:fill-color="#ffffff"/>
      <style:paragraph-properties fo:background-color="#ffffff"/>
      <style:text-properties fo:color="#202124" style:font-name="Calibri" style:font-name-asian="Calibri1" style:font-name-complex="Calibri1"/>
    </style:style>
    <style:style style:name="P6" style:family="paragraph" style:parent-style-name="Standard">
      <loext:graphic-properties draw:fill="solid" draw:fill-color="#ffffff"/>
      <style:paragraph-properties fo:background-color="#ffffff"/>
    </style:style>
    <style:style style:name="P7" style:family="paragraph" style:parent-style-name="Standard">
      <style:paragraph-properties fo:text-align="end" style:justify-single-word="false"/>
    </style:style>
    <style:style style:name="P8" style:family="paragraph" style:parent-style-name="Standard">
      <style:paragraph-properties fo:margin-top="0.0417in" fo:margin-bottom="0in" loext:contextual-spacing="false" fo:line-height="100%" fo:orphans="0" fo:widows="0">
        <style:tab-stops>
          <style:tab-stop style:position="6.5in" style:type="right" style:leader-style="dotted" style:leader-text="."/>
        </style:tab-stops>
      </style:paragraph-properties>
    </style:style>
    <style:style style:name="P9" style:family="paragraph" style:parent-style-name="Standard">
      <style:paragraph-properties fo:margin-top="0.0417in" fo:margin-bottom="0in" loext:contextual-spacing="false" fo:line-height="100%" fo:orphans="0" fo:widows="0">
        <style:tab-stops>
          <style:tab-stop style:position="6.5in" style:type="right" style:leader-style="dotted" style:leader-text="."/>
        </style:tab-stops>
      </style:paragraph-properties>
    </style:style>
    <style:style style:name="P10" style:family="paragraph" style:parent-style-name="Standard" style:list-style-name="WWNum5">
      <style:paragraph-properties fo:margin-left="0.5in" fo:margin-right="0in" fo:text-indent="-0.25in" style:auto-text-indent="false"/>
    </style:style>
    <style:style style:name="P11" style:family="paragraph" style:parent-style-name="Standard" style:list-style-name="WWNum19">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13">
      <style:paragraph-properties fo:margin-left="0.5in" fo:margin-right="0in" fo:text-indent="-0.25in" style:auto-text-indent="false"/>
    </style:style>
    <style:style style:name="P14" style:family="paragraph" style:parent-style-name="Standard" style:list-style-name="WWNum20">
      <style:paragraph-properties fo:margin-left="0.5in" fo:margin-right="0in" fo:text-indent="-0.25in" style:auto-text-indent="false"/>
    </style:style>
    <style:style style:name="P15" style:family="paragraph" style:parent-style-name="Standard" style:list-style-name="WWNum17">
      <style:paragraph-properties fo:margin-left="0.5in" fo:margin-right="0in" fo:text-indent="-0.25in" style:auto-text-indent="false"/>
    </style:style>
    <style:style style:name="P16" style:family="paragraph" style:parent-style-name="Standard" style:list-style-name="WWNum9">
      <style:paragraph-properties fo:margin-left="0.5in" fo:margin-right="0in" fo:text-indent="-0.25in" style:auto-text-indent="fals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list-style-name="WWNum14">
      <style:paragraph-properties fo:margin-left="0.5in" fo:margin-right="0in" fo:text-indent="-0.25in" style:auto-text-indent="false"/>
    </style:style>
    <style:style style:name="P19" style:family="paragraph" style:parent-style-name="Standard" style:list-style-name="WWNum11">
      <style:paragraph-properties fo:margin-left="0.5in" fo:margin-right="0in"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18">
      <style:paragraph-properties fo:margin-left="0.5in" fo:margin-right="0in" fo:text-indent="-0.25in" style:auto-text-indent="false"/>
    </style:style>
    <style:style style:name="P22" style:family="paragraph" style:parent-style-name="Standard" style:list-style-name="WWNum4">
      <style:paragraph-properties fo:margin-left="0.5in" fo:margin-right="0in" fo:text-indent="-0.25in" style:auto-text-indent="false"/>
    </style:style>
    <style:style style:name="P23" style:family="paragraph" style:parent-style-name="Standard" style:list-style-name="WWNum7">
      <style:paragraph-properties fo:margin-left="0.5in" fo:margin-right="0in" fo:text-indent="-0.25in" style:auto-text-indent="false"/>
    </style:style>
    <style:style style:name="P24" style:family="paragraph" style:parent-style-name="Standard" style:list-style-name="WWNum15">
      <style:paragraph-properties fo:margin-left="0.5in" fo:margin-right="0in" fo:text-indent="-0.25in" style:auto-text-indent="false"/>
    </style:style>
    <style:style style:name="P25" style:family="paragraph" style:parent-style-name="Standard" style:list-style-name="WWNum21">
      <style:paragraph-properties fo:margin-left="0.5in" fo:margin-right="0in" fo:text-indent="-0.25in" style:auto-text-indent="false"/>
    </style:style>
    <style:style style:name="P26" style:family="paragraph" style:parent-style-name="Standard" style:list-style-name="WWNum16">
      <style:paragraph-properties fo:margin-left="0.5in" fo:margin-right="0in" fo:text-indent="-0.25in" style:auto-text-indent="false"/>
    </style:style>
    <style:style style:name="P27" style:family="paragraph" style:parent-style-name="Standard">
      <style:paragraph-properties fo:margin-left="1in" fo:margin-right="0in" fo:text-indent="0in" style:auto-text-indent="false"/>
    </style:style>
    <style:style style:name="P28" style:family="paragraph" style:parent-style-name="Standard">
      <style:paragraph-properties fo:margin-left="1in" fo:margin-right="0in" fo:text-indent="0in" style:auto-text-indent="false"/>
      <style:text-properties style:font-name="Calibri" fo:font-weight="bold" style:font-name-asian="Calibri1" style:font-weight-asian="bold" style:font-name-complex="Calibri1"/>
    </style:style>
    <style:style style:name="P29" style:family="paragraph" style:parent-style-name="Standard">
      <style:paragraph-properties fo:margin-left="1in" fo:margin-right="0in" fo:text-indent="0in" style:auto-text-indent="false"/>
      <style:text-properties style:font-name="Calibri" style:font-name-asian="Calibri1" style:font-name-complex="Calibri1" fo:background-color="#ffffff"/>
    </style:style>
    <style:style style:name="P30" style:family="paragraph" style:parent-style-name="Standard">
      <style:paragraph-properties fo:margin-left="0.5in" fo:margin-right="0in" fo:text-indent="0in" style:auto-text-indent="false"/>
    </style:style>
    <style:style style:name="P31" style:family="paragraph" style:parent-style-name="Standard">
      <style:paragraph-properties fo:margin-left="0.5in" fo:margin-right="0in" fo:text-indent="0in" style:auto-text-indent="false"/>
      <style:text-properties style:font-name="Calibri" style:font-name-asian="Calibri1" style:font-name-complex="Calibri1"/>
    </style:style>
    <style:style style:name="P32" style:family="paragraph" style:parent-style-name="Standard">
      <style:paragraph-properties fo:margin-left="0.5in" fo:margin-right="0in" fo:text-indent="0in" style:auto-text-indent="false"/>
      <style:text-properties style:font-name="Calibri" style:font-name-asian="Calibri1" style:font-name-complex="Calibri1" fo:background-color="#ffffff"/>
    </style:style>
    <style:style style:name="P33" style:family="paragraph" style:parent-style-name="Standard">
      <style:paragraph-properties fo:margin-left="0.5in" fo:margin-right="0in" fo:text-indent="0in" style:auto-text-indent="false"/>
      <style:text-properties style:font-name="Calibri" fo:font-style="italic" style:font-name-asian="Calibri1" style:font-style-asian="italic" style:font-name-complex="Calibri1"/>
    </style:style>
    <style:style style:name="P34" style:family="paragraph" style:parent-style-name="Standard">
      <style:paragraph-properties fo:margin-left="0.5in" fo:margin-right="0in" fo:line-height="100%" fo:orphans="0" fo:widows="0" fo:text-indent="0in" style:auto-text-indent="false"/>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in" fo:margin-right="0in" fo:text-indent="0in" style:auto-text-indent="false"/>
      <style:text-properties style:font-name="Calibri" style:font-name-asian="Calibri1" style:font-name-complex="Calibri1"/>
    </style:style>
    <style:style style:name="P37" style:family="paragraph" style:parent-style-name="Standard">
      <style:paragraph-properties fo:margin-left="0in" fo:margin-right="0in" fo:text-indent="0in" style:auto-text-indent="false"/>
      <style:text-properties style:font-name="Calibri" style:font-name-asian="Calibri1" style:font-name-complex="Calibri1" fo:background-color="#ffffff"/>
    </style:style>
    <style:style style:name="P38" style:family="paragraph" style:parent-style-name="Standard">
      <style:paragraph-properties fo:margin-left="0in" fo:margin-right="0in" fo:text-indent="0in" style:auto-text-indent="false"/>
      <style:text-properties fo:color="#bdc1c6" style:font-name="Calibri" fo:font-size="12pt" fo:background-color="#202124" style:font-name-asian="Calibri1" style:font-size-asian="12pt" style:font-name-complex="Calibri1" style:font-size-complex="12pt"/>
    </style:style>
    <style:style style:name="P39" style:family="paragraph" style:parent-style-name="Standard">
      <style:paragraph-properties fo:margin-left="0in" fo:margin-right="0in" fo:line-height="100%" fo:orphans="0" fo:widows="0" fo:text-indent="0in" style:auto-text-indent="false"/>
    </style:style>
    <style:style style:name="P40" style:family="paragraph" style:parent-style-name="Standard">
      <style:paragraph-properties fo:margin-left="1in" fo:margin-right="0in" fo:text-indent="-0.5in" style:auto-text-indent="false"/>
    </style:style>
    <style:style style:name="P41" style:family="paragraph" style:parent-style-name="Standard">
      <style:paragraph-properties fo:margin-left="1in" fo:margin-right="0in" fo:text-indent="-0.5in" style:auto-text-indent="false"/>
      <style:text-properties style:font-name="Calibri" style:font-name-asian="Calibri1" style:font-name-complex="Calibri1" fo:background-color="#ffffff"/>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3"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4" style:family="paragraph" style:parent-style-name="Standard" style:list-style-name="WWNum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5"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6"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7" style:family="paragraph" style:parent-style-name="Standard">
      <style:paragraph-properties fo:margin-left="0.5in" fo:margin-right="0in" fo:text-indent="-0.5in" style:auto-text-indent="false"/>
    </style:style>
    <style:style style:name="P48" style:family="paragraph" style:parent-style-name="Standard">
      <style:paragraph-properties fo:margin-left="0.5in" fo:margin-right="0in" fo:text-indent="-0.5in" style:auto-text-indent="false"/>
      <style:text-properties style:font-name="Calibri" style:font-name-asian="Calibri1" style:font-name-complex="Calibri1"/>
    </style:style>
    <style:style style:name="P49" style:family="paragraph" style:parent-style-name="Standard">
      <style:paragraph-properties fo:margin-left="0.5in" fo:margin-right="0in" fo:text-indent="-0.5in" style:auto-text-indent="false"/>
      <style:text-properties style:font-name="Calibri" fo:font-style="italic" style:font-name-asian="Calibri1" style:font-style-asian="italic" style:font-name-complex="Calibri1"/>
    </style:style>
    <style:style style:name="P50" style:family="paragraph" style:parent-style-name="Heading_20_2">
      <style:text-properties style:font-name="Calibri" style:font-name-asian="Calibri1" style:font-name-complex="Calibri1"/>
    </style:style>
    <style:style style:name="P51" style:family="paragraph" style:parent-style-name="Heading_20_2">
      <style:text-properties style:font-name="Calibri" fo:font-style="italic" style:font-name-asian="Calibri1" style:font-style-asian="italic" style:font-name-complex="Calibri1"/>
    </style:style>
    <style:style style:name="P52" style:family="paragraph" style:parent-style-name="Heading_20_2">
      <style:paragraph-properties fo:break-before="page"/>
    </style:style>
    <style:style style:name="P53" style:family="paragraph" style:parent-style-name="Title">
      <style:text-properties style:font-name="Calibri" style:font-name-asian="Calibri1" style:font-name-complex="Calibri1"/>
    </style:style>
    <style:style style:name="P54" style:family="paragraph" style:parent-style-name="Title">
      <style:paragraph-properties fo:text-align="center" style:justify-single-word="false"/>
      <style:text-properties style:font-name="Calibri" style:font-name-asian="Calibri1" style:font-name-complex="Calibri1"/>
    </style:style>
    <style:style style:name="P55" style:family="paragraph" style:parent-style-name="Title">
      <style:text-properties style:font-name="Calibri" style:font-name-asian="Calibri1" style:font-name-complex="Calibri1"/>
    </style:style>
    <style:style style:name="P56" style:family="paragraph" style:parent-style-name="Title">
      <style:paragraph-properties fo:text-align="center" style:justify-single-word="false"/>
    </style:style>
    <style:style style:name="P57" style:family="paragraph" style:parent-style-name="Title">
      <style:paragraph-properties fo:break-before="page"/>
    </style:style>
    <style:style style:name="P58" style:family="paragraph" style:parent-style-name="Title">
      <style:paragraph-properties fo:text-align="center" style:justify-single-word="false" fo:break-before="page"/>
    </style:style>
    <style:style style:name="P59" style:family="paragraph" style:parent-style-name="Title" style:master-page-name="Standard">
      <style:paragraph-properties style:page-number="1"/>
      <style:text-properties style:font-name="Calibri" style:font-name-asian="Calibri1" style:font-name-complex="Calibri1"/>
    </style:style>
    <style:style style:name="T1" style:family="text">
      <style:text-properties style:font-name="Calibri" fo:font-size="29pt" fo:font-weight="bold" style:font-name-asian="Calibri1" style:font-size-asian="29pt" style:font-weight-asian="bold" style:font-name-complex="Calibri1" style:font-size-complex="29pt"/>
    </style:style>
    <style:style style:name="T2" style:family="text">
      <style:text-properties style:font-name="Calibri" style:font-name-asian="Calibri1" style:font-name-complex="Calibri1"/>
    </style:style>
    <style:style style:name="T3" style:family="text">
      <style:text-properties style:font-name="Calibri" style:font-name-asian="Calibri1" style:font-name-complex="Calibri1" fo:background-color="#ffffff"/>
    </style:style>
    <style:style style:name="T4" style:family="text">
      <style:text-properties style:font-name="Calibri" fo:font-weight="bold" style:font-name-asian="Calibri1" style:font-weight-asian="bold" style:font-name-complex="Calibri1"/>
    </style:style>
    <style:style style:name="T5" style:family="text">
      <style:text-properties style:font-name="Calibri" fo:font-style="italic" fo:font-weight="bold" style:font-name-asian="Calibri1" style:font-style-asian="italic" style:font-weight-asian="bold" style:font-name-complex="Calibri1"/>
    </style:style>
    <style:style style:name="T6" style:family="text">
      <style:text-properties style:font-name="Calibri" fo:font-style="italic" style:font-name-asian="Calibri1" style:font-style-asian="italic" style:font-name-complex="Calibri1"/>
    </style:style>
    <style:style style:name="T7" style:family="text">
      <style:text-properties style:font-name="Calibri" fo:font-style="italic" style:font-name-asian="Calibri1" style:font-style-asian="italic" style:font-name-complex="Calibri1" fo:background-color="#ffffff"/>
    </style:style>
    <style:style style:name="T8" style:family="text">
      <style:text-properties style:font-name="Calibri" fo:font-size="16pt" fo:font-weight="bold" fo:background-color="#b7b7b7" loext:char-shading-value="0" style:font-name-asian="Calibri1" style:font-size-asian="16pt" style:font-weight-asian="bold" style:font-name-complex="Calibri1" style:font-size-complex="16pt"/>
    </style:style>
    <style:style style:name="T9" style:family="text">
      <style:text-properties style:font-name="Calibri" fo:font-size="10.5pt" style:font-name-asian="Calibri1" style:font-size-asian="10.5pt" style:font-name-complex="Calibri1" style:font-size-complex="10.5pt" fo:background-color="#ffffff"/>
    </style:style>
    <style:style style:name="T10" style:family="text">
      <style:text-properties fo:color="#000000" style:font-name="Calibri" style:text-underline-style="none" fo:font-weight="bold" style:font-name-asian="Calibri1" style:font-weight-asian="bold" style:font-name-complex="Calibri1"/>
    </style:style>
    <style:style style:name="T11" style:family="text">
      <style:text-properties fo:color="#202122" style:font-name="Calibri" fo:font-size="10.5pt" fo:font-style="italic" fo:font-weight="bold" fo:background-color="#fdfdfd" loext:char-shading-value="0" style:font-name-asian="Calibri1" style:font-size-asian="10.5pt" style:font-style-asian="italic" style:font-weight-asian="bold" style:font-name-complex="Calibri1" style:font-size-complex="10.5pt"/>
    </style:style>
    <style:style style:name="T12" style:family="text">
      <style:text-properties fo:color="#1155cc" style:font-name="Calibri" style:text-underline-style="solid" style:text-underline-width="auto" style:text-underline-color="font-color" style:font-name-asian="Calibri1" style:font-name-complex="Calibri1" fo:background-color="#ffffff"/>
    </style:style>
    <style:style style:name="T13" style:family="text">
      <style:text-properties fo:color="#1155cc" style:font-name="Calibri" style:text-underline-style="solid" style:text-underline-width="auto" style:text-underline-color="font-color" style:font-name-asian="Calibri1" style:font-name-complex="Calibri1"/>
    </style:style>
    <style:style style:name="T14" style:family="text">
      <style:text-properties fo:color="#1155cc" style:font-name="Calibri" fo:font-size="10.5pt" fo:font-style="italic" style:text-underline-style="solid" style:text-underline-width="auto" style:text-underline-color="font-color" style:font-name-asian="Calibri1" style:font-size-asian="10.5pt" style:font-style-asian="italic" style:font-name-complex="Calibri1" style:font-size-complex="10.5pt" fo:background-color="#ffffff"/>
    </style:style>
    <style:style style:name="T15" style:family="text">
      <style:text-properties fo:color="#202124" style:font-name="Calibri" style:font-name-asian="Calibri1" style:font-name-complex="Calibri1" fo:background-color="#ffffff"/>
    </style:style>
    <style:style style:name="T16" style:family="text">
      <style:text-properties fo:color="#202124" style:font-name="Calibri" style:font-name-asian="Calibri1" style:font-name-complex="Calibri1"/>
    </style:style>
    <style:style style:name="T17" style:family="text">
      <style:text-properties fo:color="#555555" style:font-name="Calibri" fo:font-size="10.5pt" fo:font-style="italic" style:font-name-asian="Calibri1" style:font-size-asian="10.5pt" style:font-style-asian="italic" style:font-name-complex="Calibri1" style:font-size-complex="10.5pt" fo:background-color="#fffff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bookmark text:name="_nuyvrmldbeaa"/></text:p>
      <text:p text:style-name="P53"><text:bookmark text:name="_ebha4pek3qif"/></text:p>
      <text:p text:style-name="P53"><text:bookmark text:name="_z56uc5z4oy9r"/></text:p>
      <text:p text:style-name="P54"><text:bookmark text:name="_pcekcogz0xnl"/></text:p>
      <text:p text:style-name="P56"><text:bookmark text:name="_w5c7zdulwhjk"/><text:span text:style-name="T1">Capstone Project: Kate Gillis</text:span></text:p>
      <text:p text:style-name="P56"><text:bookmark text:name="_kvzkguq36eor"/><text:span text:style-name="T2">Better Together</text:span></text:p>
      <text:p text:style-name="P1"/>
      <text:p text:style-name="P53"><text:bookmark text:name="_6kqcpf64xlm0"/></text:p>
      <text:p text:style-name="P53"><text:bookmark text:name="_uc8yin63ynm6"/></text:p>
      <text:p text:style-name="P53"><text:bookmark text:name="_mrng4imk1anu"/></text:p>
      <text:p text:style-name="P53"><text:bookmark text:name="_gogpc8rq1n9w"/></text:p>
      <text:p text:style-name="P53"><text:bookmark text:name="_sff0t8l839ax"/></text:p>
      <text:p text:style-name="P53"><text:bookmark text:name="_kjx8yh6ixd16"/></text:p>
      <text:p text:style-name="P53"><text:bookmark text:name="_wtheiporsgaj"/></text:p>
      <text:p text:style-name="P53"><text:bookmark text:name="_r50uhs5np6ta"/></text:p>
      <text:p text:style-name="P53"><text:bookmark text:name="_qe2qu1moikbn"/></text:p>
      <text:p text:style-name="P57"><text:bookmark text:name="_5dvns2n8t2zb"/><text:span text:style-name="T2">Table of Contents</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y2nw9th5c203" text:style-name="Index_20_Link" text:visited-style-name="Index_20_Link"><text:span text:style-name="T10">Proposal &amp; Motivation<text:tab/></text:span></text:a><text:span text:style-name="T4">3</text:span></text:p>
          <text:p text:style-name="P8"><text:a xlink:type="simple" xlink:href="#_ilcrmotjk9gi" text:style-name="Index_20_Link" text:visited-style-name="Index_20_Link"><text:span text:style-name="T10">Micro-Literature Review<text:tab/></text:span></text:a><text:span text:style-name="T4">5</text:span></text:p>
          <text:p text:style-name="P8"><text:a xlink:type="simple" xlink:href="#_3q36zw5o6lnw" text:style-name="Index_20_Link" text:visited-style-name="Index_20_Link"><text:span text:style-name="T10">Relevance &amp; Support of Design<text:tab/></text:span></text:a><text:span text:style-name="T4">9</text:span></text:p>
          <text:p text:style-name="P8"><text:a xlink:type="simple" xlink:href="#_59ubc9jcbe17" text:style-name="Index_20_Link" text:visited-style-name="Index_20_Link"><text:span text:style-name="T10">Expectations for Use<text:tab/></text:span></text:a><text:span text:style-name="T4">11</text:span></text:p>
          <text:p text:style-name="P8"><text:a xlink:type="simple" xlink:href="#_ahbba59y7vam" text:style-name="Index_20_Link" text:visited-style-name="Index_20_Link"><text:span text:style-name="T10">SWOT for the Better Together Project<text:tab/></text:span></text:a><text:span text:style-name="T4">12</text:span></text:p>
          <text:p text:style-name="P8"><text:a xlink:type="simple" xlink:href="#_ibxm2e55broa" text:style-name="Index_20_Link" text:visited-style-name="Index_20_Link"><text:span text:style-name="T10">Elevator Pitch<text:tab/></text:span></text:a><text:span text:style-name="T4">12</text:span></text:p>
          <text:p text:style-name="P8"><text:a xlink:type="simple" xlink:href="#_bhf0lx88yecg" text:style-name="Index_20_Link" text:visited-style-name="Index_20_Link"><text:span text:style-name="T10">Suggested Contributors<text:tab/></text:span></text:a><text:span text:style-name="T4">13</text:span></text:p>
          <text:p text:style-name="P8"><text:a xlink:type="simple" xlink:href="#_x3mbjo1u5jx" text:style-name="Index_20_Link" text:visited-style-name="Index_20_Link"><text:span text:style-name="T10">Vetting Submissions<text:tab/></text:span></text:a><text:span text:style-name="T4">14</text:span></text:p>
          <text:p text:style-name="P8"><text:a xlink:type="simple" xlink:href="#_v0rgonga6pdz" text:style-name="Index_20_Link" text:visited-style-name="Index_20_Link"><text:span text:style-name="T10">How to Measure Success<text:tab/></text:span></text:a><text:span text:style-name="T4">14</text:span></text:p>
          <text:p text:style-name="P8"><text:a xlink:type="simple" xlink:href="#_8017q813lyr4" text:style-name="Index_20_Link" text:visited-style-name="Index_20_Link"><text:span text:style-name="T10">Takeaways<text:tab/></text:span></text:a><text:span text:style-name="T4">14</text:span></text:p>
          <text:p text:style-name="P8"><text:a xlink:type="simple" xlink:href="#_3o84qxa8cd50" text:style-name="Index_20_Link" text:visited-style-name="Index_20_Link"><text:span text:style-name="T10">Readme Documentation for Leaders<text:tab/></text:span></text:a><text:span text:style-name="T4">15</text:span></text:p>
          <text:p text:style-name="P8"><text:a xlink:type="simple" xlink:href="#_86scbm4gbhf1" text:style-name="Index_20_Link" text:visited-style-name="Index_20_Link"><text:span text:style-name="T10">Better Together- Contributors Musical Concept Repository<text:tab/></text:span></text:a><text:span text:style-name="T4">18</text:span></text:p>
          <text:p text:style-name="P8"><text:a xlink:type="simple" xlink:href="#_ecfjtrc23kfd" text:style-name="Index_20_Link" text:visited-style-name="Index_20_Link"><text:span text:style-name="T10">Better Together- Contributors Contact Information Repository<text:tab/></text:span></text:a><text:span text:style-name="T4">19</text:span></text:p>
          <text:p text:style-name="P8"><text:a xlink:type="simple" xlink:href="#_ox2kahmy64uq" text:style-name="Index_20_Link" text:visited-style-name="Index_20_Link"><text:span text:style-name="T10">Bibliography<text:tab/></text:span></text:a><text:span text:style-name="T4">20</text:span></text:p>
        </text:index-body>
      </text:table-of-content>
      <text:p text:style-name="P53"><text:bookmark text:name="_a15r8c7kc4oj"/></text:p>
      <text:p text:style-name="P58"><text:bookmark text:name="_jionx3l0cx2k"/><text:span text:style-name="T2">Framework</text:span></text:p>
      <text:p text:style-name="Heading_20_2"><text:bookmark text:name="_y2nw9th5c203"/><text:span text:style-name="T2">Proposal &amp; Motivation</text:span></text:p>
      <text:p text:style-name="Standard"><text:span text:style-name="T4">Purpose of the </text:span><text:span text:style-name="T5">Better Together </text:span><text:span text:style-name="T4">Project</text:span></text:p>
      <text:p text:style-name="P1"/>
      <text:p text:style-name="Standard"><text:span text:style-name="T2">For the purpose of this project, the following statements will remain true;</text:span></text:p>
      <text:list xml:id="list2362844166" text:style-name="WWNum5">
        <text:list-item>
          <text:p text:style-name="P10"><text:span text:style-name="T2">A Leader is a person/s who identifies as having a leadership role within their identified community</text:span></text:p>
        </text:list-item>
        <text:list-item>
          <text:p text:style-name="P10"><text:span text:style-name="T2">A Lesson is an idea, concept, teachable moment, or detailed plan for acquiring, understanding, and/or practicing learning</text:span></text:p>
        </text:list-item>
        <text:list-item>
          <text:p text:style-name="P10"><text:span text:style-name="T2">An Educator is a leader within a formal (public or private) institution who teaches a scheduled group of learners</text:span></text:p>
        </text:list-item>
      </text:list>
      <text:p text:style-name="P1"/>
      <text:p text:style-name="Standard"><text:span text:style-name="T2">This project aspires to create an online community where leaders of communities (educators, chiefs, elders, clan leaders, priests, politicians, artisans etc.) <text:s/>contribute music/musical ideas to a fluid database of important lessons to be taught about the communities they identify with. Anyone can create lessons or activities to teach/reinforce a musical idea from their identified culture and all contributors will have access to the final product. Leaders can contribute in two formats; A database of artists showcasing their communities and availability for outreach opportunities AND/OR sharable lessons from their communities to enhance an educators resource list.</text:span></text:p>
      <text:p text:style-name="P1"/>
      <text:p text:style-name="Standard"><text:span text:style-name="T2">Contributors won’t need to create full lesson plans as educators should have the ability to adapt the delivery of information based on their group of learners, however, lessons will be offered in a fashion that outlines how to explain/practice the concept or where to find sustainable information. It will also provide the opportunity for contributors to offer their contact information for open discussion between leader and educator pertaining to their offered concepts and/or to create community connections between the leader and classroom. </text:span></text:p>
      <text:p text:style-name="P1"/>
      <text:p text:style-name="Standard"><text:span text:style-name="T4">Format</text:span></text:p>
      <text:p text:style-name="P1"/>
      <text:p text:style-name="Standard"><text:span text:style-name="T2">The project will be outlined, researched and theorized in a Word document, supported by a poster advertising campaign and followed by Readme documentation and <text:s/>Google forms for contributor submissions. Contributions will be vetted prior to publishing and submissions will be made public in an uneditable format. </text:span></text:p>
      <text:p text:style-name="P1"/>
      <text:p text:style-name="Standard"><text:span text:style-name="T4">Planned Outcomes of the Project</text:span></text:p>
      <text:p text:style-name="P1"/>
      <text:list xml:id="list2062707335" text:style-name="WWNum19">
        <text:list-item>
          <text:p text:style-name="P11"><text:span text:style-name="T2">Community members will be able to contribute to the content presented in schools.</text:span></text:p>
        </text:list-item>
        <text:list-item>
          <text:p text:style-name="P11"><text:span text:style-name="T2">Educators will be able to access culturally cognisant lesson information and establish community connections to support the lesson and their learners' engagement with concepts/content. </text:span></text:p>
        </text:list-item>
        <text:list-item>
          <text:p text:style-name="P11"><text:soft-page-break/><text:span text:style-name="T2">Educators will benefit from access to a variety of culturally diverse concepts.</text:span></text:p>
        </text:list-item>
        <text:list-item>
          <text:p text:style-name="P11"><text:span text:style-name="T2">Learners will benefit from the value of diverse content, community connection, and social awareness.</text:span></text:p>
        </text:list-item>
      </text:list>
      <text:p text:style-name="P1"/>
      <text:p text:style-name="Standard"><text:span text:style-name="T4"><text:s/>Methodology</text:span></text:p>
      <text:p text:style-name="P1"/>
      <text:p text:style-name="Standard"><text:span text:style-name="T2">Students should be exposed to diverse learning styles, content, and approach in order to become rounded and informed contributors to society. This proposal encourages educators to adapt their methodologies to include more diverse pedagogy which ties in well with a student-focused and process-based approach. With the ability to pull information from this database, educators can connect with local and global communities while adapting lessons to the needs of the students. This project provides resources and information that can be revisited, and reviewed in a variety of formats. </text:span></text:p>
      <text:p text:style-name="P1"/>
      <text:p text:style-name="Standard"><text:span text:style-name="T2">As per the four pillars of learning, this project will demonstrate spiral learning as concepts can and should be approached/revisited with new perspectives at multiple stages of learning as well as through demonstration of the growth of a musical learner; educators teach learners who become contributors who become/aid educators who continue the cycle. The project will pursue artistry through;</text:span></text:p>
      <text:list xml:id="list2092138743" text:style-name="WWNum3">
        <text:list-item>
          <text:p text:style-name="P12"><text:span text:style-name="T2">Contributors sharing their passion</text:span></text:p>
        </text:list-item>
        <text:list-item>
          <text:p text:style-name="P12"><text:span text:style-name="T2">Educators' ability to creatively select material</text:span></text:p>
        </text:list-item>
        <text:list-item>
          <text:p text:style-name="P12"><text:span text:style-name="T2">Learners' exposure to a variety of cultures and cultural music</text:span></text:p>
        </text:list-item>
        <text:list-item>
          <text:p text:style-name="P12"><text:span text:style-name="T2">Educators and learners experiencing contributors in their element</text:span></text:p>
        </text:list-item>
      </text:list>
      <text:p text:style-name="P28"/>
      <text:p text:style-name="Standard"><text:span text:style-name="T4">Statement of Value and Transfer</text:span><text:span text:style-name="T11">™</text:span></text:p>
      <text:p text:style-name="P1"/>
      <text:p text:style-name="Standard"><text:span text:style-name="T2">The main focus of Value and Transfer will be demonstrated through reaching into the wider community, creating connections, finding people willing to share and connect, helping expand resources on non-dominant or historically oppressed communities, and sharing/propagating info with other teachers and leaders. This endeavour demonstrates the value of cultural awareness, creates a working consciousness that brings awareness to the value other perspectives bring to learning, showcases unique creative perspectives, and taps into the uniqueness we have in our communities and classrooms.</text:span></text:p>
      <text:p text:style-name="P1"/>
      <text:p text:style-name="Standard"><text:span text:style-name="T2">I have often found it difficult to reach out and ask for help from my local community. This project is of personal interest as it functions as a tool for connection while providing an avenue to showcase individuals' creativity, artistry and diversity.</text:span></text:p>
      <text:p text:style-name="P50"><text:bookmark text:name="_aa3vvev1qy4g"/></text:p>
      <text:p text:style-name="P50"><text:bookmark text:name="_ctoikwfpm4be"/></text:p>
      <text:p text:style-name="P52"><text:bookmark text:name="_ilcrmotjk9gi"/><text:span text:style-name="T2">Micro-Literature Review</text:span></text:p>
      <text:p text:style-name="P30"><text:span text:style-name="T3">Crawford, R. (2020). Beyond the dots on the page: Harnessing transculturation and music education to address intercultural competence and social inclusion. </text:span><text:span text:style-name="T7"><text:s/>International Journal of Music Education</text:span><text:span text:style-name="T3">, </text:span><text:span text:style-name="T7">38(4)</text:span><text:span text:style-name="T3">, 537-562. doi:10.1177/0255761420921585</text:span></text:p>
      <text:p text:style-name="P32"/>
      <text:p text:style-name="P30"><text:span text:style-name="T3">This multiple case study from Australia explores the acculturation of learners with a refugee background from music programs at 3 schools. The results show that intercultural competence and socially inclusive behaviours were easily embedded in musical learning that was student-centred, relatable, experiential and authentic. Learning was enhanced by cooperative learning between peers, teacher to student, and school to the community. </text:span></text:p>
      <text:p text:style-name="P37"/>
      <text:p text:style-name="P30"><text:span text:style-name="T3">“Findings about the potential of music and arts education in schools for engaging young people through discourses and practices of inclusion, belonging and social connectedness (Windle, 2009) point to how situating the arts in classrooms can promote social competence and transcultural behaviours (Crawford, 2019a). These benefits extend to the wider community resulting in social and cultural cohesiveness, connectedness, respect and tolerance (Bamford, 2006; Bolzan, 2003; Dreeszen et al., 1999; Fleming, 2006; K. Robinson, 1999).” (Crawford, 2020, p. 540)</text:span></text:p>
      <text:p text:style-name="P32"/>
      <text:p text:style-name="P30"><text:span text:style-name="T3">Cummins, J., Chow, P., Schecter, S. R., Yeager, B., &amp; al, e. (2006). Community as Curriculum.</text:span><text:span text:style-name="T7"> Language Arts, 83(4</text:span><text:span text:style-name="T3">),</text:span><text:span text:style-name="T7"> 297-307</text:span><text:span text:style-name="T3">. Retrieved from </text:span><text:a xlink:type="simple" xlink:href="https://ezproxy.acadiau.ca:9443/login?url=https://www.proquest.com/scholarly-journals/community-as-curriculum/docview/196857824/se-2" text:style-name="ListLabel_20_190" text:visited-style-name="ListLabel_20_190"><text:span text:style-name="T12">https://ezproxy.acadiau.ca:9443/login?url=https://www.proquest.com/scholarly-journals/community-as-curriculum/docview/196857824/se-2</text:span></text:a></text:p>
      <text:p text:style-name="P37"/>
      <text:p text:style-name="P30"><text:span text:style-name="T3">Cummins, Chow, Schecter and Yeager explore the experiences of newcomer families to Canada and Thornwood Elementary Schools' methods of creating open dialogue between dual-language families. These methods include interpreters, teacher support, integration of the use of a learner's first language, and the implementation of </text:span><text:span text:style-name="T7">book bags</text:span><text:span text:style-name="T3">. These bags were intended for children to bring home and experience reading dual-language books at home and in school thus creating strong bonds between home, school and community. This initiative produced great success in cultivating meaningful relationships between home and school showcasing a learner's first language as a valuable resource in their learning process. It also provides opportunities for learners to experience a variety of cultural connections and supports the creation of learners' own identities within a new culture. This initiative was possible through schools-teacher-familiy-community partnerships. The success of this initiative grew and contributors became teacher-researchers to create a larger framework for dual-language education based strongly on Vygotsky’s zone of proximal development. </text:span></text:p>
      <text:p text:style-name="P37"/>
      <text:p text:style-name="P30"><text:span text:style-name="T3"><text:s/>“There is a reciprocal relationship between cognitive engagement and identity investment. The more students learn, the more their academic self-concept grows, and the more academically engaged they become. For students to invest in their sense of self, their identity, in acquiring their new language and participating actively in their new culture, they must experience positive and affirming interactions with members of that culture, including teachers” (Cummins, 2006, p. 305-306).</text:span></text:p>
      <text:p text:style-name="P32"/>
      <text:p text:style-name="P30"><text:span text:style-name="T3">Darts, D. (2011). Invisible culture: Taking art education to the streets.</text:span><text:span text:style-name="T7"> Art Education, 64(5)</text:span><text:span text:style-name="T3">, 49-53. Retrieved from </text:span><text:a xlink:type="simple" xlink:href="https://ezproxy.acadiau.ca:9443/login?url=https://www.proquest.com/scholarly-journals/invisible-culture-taking-art-education-streets/docview/892471778/se-2" text:style-name="ListLabel_20_191" text:visited-style-name="ListLabel_20_191"><text:span text:style-name="T3">https://ezproxy.acadiau.ca:9443/login?url=https://www.proquest.com/scholarly-journals/invisible-culture-taking-art-education-streets/docview/892471778/se-2</text:span></text:a></text:p>
      <text:p text:style-name="P32"/>
      <text:p text:style-name="P30"><text:span text:style-name="T3">In an attempt to explore the social and contemporary issues of being a working artist Darts involves over 600 people from their school to recreate a street scene with venues including a fair trade cafe, poetry club, market, art gallery, main stage, theatre space and the </text:span><text:span text:style-name="T7">invisible</text:span><text:span text:style-name="T3"> members of the community including homeless persons. This project came after much exploration into the local community and real-life expectations and became a fundraiser for the school's humanitarian trip. Creating community and cultural connections provided learners with insights about the world they live in and the social impact they have on positive change. </text:span></text:p>
      <text:p text:style-name="P41"/>
      <text:p text:style-name="P30"><text:span text:style-name="T3">“I’ve found that examining and deconstructing the work of socially engaged contemporary artists in the classroom can significantly expand students’ understanding of what art is and how it functions. This, in turn, increases their awareness of the carried roles artists can and do play in society, including that of social critic, researcher, inventor, teacher, poet, provocateur, philosopher, visionary, and activist. By exposing my students to a wide array of contemporary artists and projects, I’ve also been able to help them appropriate and develop powerful artistic techniques and conceptual strategies, including performance, that facilitate meaningful research and innovative artmaking around social issues” (Darts, 2011, p. 51).</text:span></text:p>
      <text:p text:style-name="P29"/>
      <text:p text:style-name="P30"><text:span text:style-name="T3">“By thoughtfully exposing young people to the work and techniques created and used by socially engaged artists, art educators can meaningfully engage students in important issues that are central to our communities and to their own lives.” (Darts, <text:s/>2011, p.52)</text:span></text:p>
      <text:p text:style-name="P29"/>
      <text:p text:style-name="P30"><text:soft-page-break/><text:span text:style-name="T2">Henderson, C. &amp; Lasley, E. (2014). Creating inclusive classrooms through the arts. </text:span><text:span text:style-name="T6">Dimensions of Early Childhood, 42(3), 11- 14.</text:span></text:p>
      <text:p text:style-name="P33"/>
      <text:p text:style-name="P40"><text:span text:style-name="T2">This article explores an individual's needs, abilities, interests and cultural understandings.</text:span></text:p>
      <text:p text:style-name="P30"><text:span text:style-name="T2">Educators have the opportunity to showcase diversity through everyday interactions however it often requires planning and learning themselves before presenting to learners. Planning is time-consuming but rewarding as it creates zones of proximal development and frees children to take risks and explore outside their own experiences. This article explains how the zones of proximal development can fit within an arts-based classroom and offers suggestions for implementation.</text:span></text:p>
      <text:p text:style-name="P31"/>
      <text:p text:style-name="P30"><text:span text:style-name="T2">“Effective inclusive classroom communities do not happen by accident: careful and intentional planning on the part of teachers is required. Inclusion and community are both about belonging.” (Henderson &amp; Lasley, 2014, p. 13)</text:span></text:p>
      <text:p text:style-name="P31"/>
      <text:p text:style-name="P33"/>
      <text:p text:style-name="P30"><text:span text:style-name="T2">Mellizo, J. (2020). Music Education, Curriculum Design, and Assessment: Imagining a More Equitable Approach. </text:span><text:span text:style-name="T6">Music Educators Journal, 106(4)</text:span><text:span text:style-name="T2">, 57–65. </text:span><text:a xlink:type="simple" xlink:href="https://doi-org.ezproxy.acadiau.ca:9443/10.1177/0027432120917188" text:style-name="ListLabel_20_192" text:visited-style-name="ListLabel_20_192"><text:span text:style-name="T2">doi:9443/10.1177/0027432120917188</text:span></text:a></text:p>
      <text:p text:style-name="P37"/>
      <text:p text:style-name="P30"><text:span text:style-name="T3">This article describes strategies for designing meaningful musical experiences in a way that is sensitive to culture and learning approaches. Mellizo suggests five steps toward equity in the classroom that include; starting with musical content/experiences, choosing culturally informed materials and resources, identifying essential knowledge/skills/dispositions, writing culturally informed learning outcomes &amp; assess student learning/achievement accordingly. She believes that musical outcomes are not static or standard and instead are dependent on the musical values in the learners' cultural context. This article provides many excellent rubrics for diversity learning in the classroom. </text:span></text:p>
      <text:p text:style-name="P32"/>
      <text:p text:style-name="P30"><text:span text:style-name="T3">“Regarding music education specifically, many learning outcomes and assessments remain deeply influenced by one dominant perspective of teaching and learning music. When one perspective of music education is placed in a position of power over all others, certain students (who do not identify with this conceptualization of “music” for various reasons) are placed at a distinct disadvantage within school music programs.” (Mellizo, 2020, p. 58)</text:span></text:p>
      <text:p text:style-name="P32"/>
      <text:p text:style-name="P30"><text:span text:style-name="T3">Virkkula, E. (2016). Communities of practice in the conservatory: learning with a professional musician.</text:span><text:span text:style-name="T7"> British Journal of Music Education, 33</text:span><text:span text:style-name="T3">(1), 27-42. </text:span><text:a xlink:type="simple" xlink:href="https://doi.org/10.1017/S026505171500011X" text:style-name="ListLabel_20_191" text:visited-style-name="ListLabel_20_191"><text:span text:style-name="T3">doi:10.1017/S026505171500011X</text:span></text:a></text:p>
      <text:p text:style-name="P37"/>
      <text:p text:style-name="P30"><text:span text:style-name="T3">Virkkula explores a series of workshops where professional musicians and music students join together using the </text:span><text:span text:style-name="T7">Communities of Practice</text:span><text:span text:style-name="T3"> method. Communities of Practice are small collaborative groups that share three components; joint enterprise, mutual engagement and a shared repertoire. Heavily based on Vygotsky’s studies on the role of social relations in learning, this method focuses on the idea that sociocultural learning can develop musicianship on many levels as long as there is a common goal. Relying heavily on research from Etienne Wenger, Virkkula proposes that learning from playing experiences largely contributes to a student's musical autonomy, initiative, problem-solving, collaboration and readiness to reflect on experiences. During the time of this study, there was a large push in Finland to support the learning of popular and jazz music while providing authentic experiences and meaning for learners through collaboration with experienced musicians in the field. Although this collaboration does not guarantee new dimensions to student learning it allows for the development of competence through a communal process. </text:span></text:p>
      <text:p text:style-name="P37"/>
      <text:p text:style-name="P30"><text:span text:style-name="T3">“Through participation in the work of a music community as a professional’s workmate, the students gain access to the expert’s tacit knowledge and action culture, and grow into the membership of the community” (Virkkula, 2016, p. 36)</text:span></text:p>
      <text:p text:style-name="P32"/>
      <text:p text:style-name="P30"><text:span text:style-name="T3">Woody, R. H. (2021). Music education students’ intrinsic and extrinsic motivation: A quantitative analysis of personal narratives. </text:span><text:span text:style-name="T7">Psychology of Music</text:span><text:span text:style-name="T3">, </text:span><text:span text:style-name="T7">49</text:span><text:span text:style-name="T3">(5), 1321–1343. doi:9443/</text:span><text:a xlink:type="simple" xlink:href="https://doi-org.ezproxy.acadiau.ca:9443/10.1177/0305735620944224" text:style-name="ListLabel_20_191" text:visited-style-name="ListLabel_20_191"><text:span text:style-name="T3">10.1177/0305735620944224</text:span></text:a></text:p>
      <text:p text:style-name="P31"><text:soft-page-break/></text:p>
      <text:p text:style-name="P30"><text:span text:style-name="T2">Woody explores what contributes to a young musician's motivation and musical engagement. This study and literature review narrow down concepts of motivation, why and how musicians are motivated including topics such as; leader presence/influence, social connection, creativity, expression, physical activity, enjoyment, achievement, identity and more. These areas are not only key concepts for musicians to continue making music but also justify a musician's intrinsic motivation to participate in disseminating music and musical experience. Knowledge from this study helps advocate for the </text:span><text:span text:style-name="T6">Better Together</text:span><text:span text:style-name="T2"> project and encourages participation from the musical community. </text:span></text:p>
      <text:p text:style-name="P36"/>
      <text:p text:style-name="P30"><text:span text:style-name="T2">“Based on this study’s findings, it is reasonable to conclude that students who find enjoyment and feel empowered in their music activities are more likely to arrive at a level of commitment and valuing of music that will sustain them through the challenges of music study. “ (Woody, 2021, p. 1337)</text:span></text:p>
      <text:p text:style-name="P32"/>
      <text:p text:style-name="P30"><text:span text:style-name="T3">Yoo, H. (2022). Research-to-resource: A tripartite model of cultural humility-music (TMCH-Music) in music education. </text:span><text:span text:style-name="T7"><text:s/>National Association for Music Education, 00(0), 1-7. doi: 10.1177/87551233221132258</text:span></text:p>
      <text:p text:style-name="P36"/>
      <text:p text:style-name="P30"><text:span text:style-name="T2">Yoo proposes a tripartite model of cultural humility-music involving three dimensions; Interpersonal, intrapersonal, and collective. The first two focus on the individual, educator, and their search for a deeper understanding of themselves. The third, collective, focuses on the continuous growth of partnerships with communities and the educator adopting a learner's mindset. Through relation to pedagogy, classroom examples and collaborations Yoo suggests that humbling yourself and being open to self-learning is the best way to demonstrate cultural responsiveness.</text:span></text:p>
      <text:p text:style-name="P36"/>
      <text:p text:style-name="P30"><text:span text:style-name="T2">“Once teachers remove the mindset of being an expert on any cultural subject, they may develop collaborative relationships with communities to gain a deeper understanding of their cultural lens.” (Yoo, 2022, p. 2)</text:span></text:p>
      <text:p text:style-name="P31"/>
      <text:p text:style-name="P30"><text:span text:style-name="T3">Yoo, H. (2021). Cultural Humility and Intercultural Contexts of Music Education. </text:span><text:span text:style-name="T7">Music Educators Journal,</text:span><text:span text:style-name="T3"> </text:span><text:span text:style-name="T7">108(2)</text:span><text:span text:style-name="T3">, 36–43. </text:span><text:a xlink:type="simple" xlink:href="https://doi-org.ezproxy.acadiau.ca:9443/10.1177/00274321211060046" text:style-name="ListLabel_20_191" text:visited-style-name="ListLabel_20_191"><text:span text:style-name="T3">doi:9443/10.1177/00274321211060046</text:span></text:a></text:p>
      <text:p text:style-name="P36"/>
      <text:p text:style-name="P30"><text:span text:style-name="T2">Scholars have suggested a framework of cultural humility defined as a lifelong commitment to self-evaluation and critique, to bring focus to power imbalances, and the development of mutually beneficial partnerships in life and the classroom. This framework focuses on three core tenets; commitment to lifelong learning and critical self-reflection, recognition and mitigation of power imbalances, and accountability to individuals and institutions. This article focuses on a person's inability to present cultural relevance without a commitment to learning and the support and knowledge of others. This article is helpful to the product of this capstone as it provides examples of diversity integration and how music educators can provide spiral learning by approaching concepts from a variety of cultural perspectives. </text:span></text:p>
      <text:p text:style-name="P36"/>
      <text:p text:style-name="P30"><text:span text:style-name="T2">“Applying this concept [Cultural Humility] to the intercultural contexts of music education can help teachers consider the uniqueness of music from different cultures within specific social, historical, and cultural contexts. (Yoo, 2021, p. 39)</text:span></text:p>
      <text:p text:style-name="P31"/>
      <text:p text:style-name="P36"/>
      <text:p text:style-name="Heading_20_2"><text:bookmark text:name="_3q36zw5o6lnw"/><text:span text:style-name="T2">Relevance &amp; Support of Design </text:span></text:p>
      <text:p text:style-name="P35"><text:span text:style-name="T2">This project is strongly seated with a social constructivist perspective and highlights tenets from key historical contributors such as Bloom, Bruner, Vygotsky and Lohns &amp; Haley. Although there are many ways to observe their contributions throughout the project, key components are discussed below.0</text:span></text:p>
      <text:p text:style-name="P36"/>
      <text:p text:style-name="P35"><text:soft-page-break/><text:span text:style-name="T2">Bloom’s theory of cognitive learning connections;</text:span></text:p>
      <text:list xml:id="list1331585598" text:style-name="WWNum13">
        <text:list-item>
          <text:p text:style-name="P13"><text:span text:style-name="T2">Cognitive Domain- Having access to information and contributors from multiple cultures, perspectives and methods increases one's social awareness and the way they interact with new information. </text:span></text:p>
        </text:list-item>
        <text:list-item>
          <text:p text:style-name="P13"><text:span text:style-name="T2">Affective Domain- Challenging and widening one's preconceived notions of other musical domains encourages growth and artistry.</text:span></text:p>
        </text:list-item>
        <text:list-item>
          <text:p text:style-name="P13"><text:span text:style-name="T2">Psychomotor Domain- The way educators choose to authentically incorporate these ideas allows for a range of creative methods of exploration including, movement, memory, rhythms, language integration etc. </text:span></text:p>
        </text:list-item>
        <text:list-item>
          <text:p text:style-name="P13"><text:span text:style-name="T2">Due to the potential range of perspectives on a single topic, this project focuses on the inspiration and creative stages of talent development. </text:span></text:p>
        </text:list-item>
      </text:list>
      <text:p text:style-name="P36"/>
      <text:p text:style-name="P35"><text:span text:style-name="T2">Bruner’s constructivist theories of learning connections;</text:span></text:p>
      <text:list xml:id="list2121081198" text:style-name="WWNum20">
        <text:list-item>
          <text:p text:style-name="P14"><text:span text:style-name="T2">Using the ideas within Bruner's spiral curriculum theories allow for the expansion of provided material as educators can use one or more perspectives on the same subject while revisiting topics through community outreach and adapting the lens from which they teach from year to year and/or unit to unit. The adaptability of the material gives freedom to visit and revisit to support the interest, cultural backgrounds, and needs of learners. </text:span></text:p>
        </text:list-item>
        <text:list-item>
          <text:p text:style-name="P14"><text:span text:style-name="T2">Although acquiring knowledge is important for advancements in cultural diversity, the process of sharing stories, gathering together, and sharing in the process of learning is a key goal. <text:s/>Through this process, educators become learners and build new ideas through the scaffolding, perspective and sequence that they bring into their classrooms. </text:span></text:p>
        </text:list-item>
        <text:list-item>
          <text:p text:style-name="P14"><text:span text:style-name="T2">This project compels educators to become learners. It follows a learner-centred design as educators use keyword searches, descriptions and themes to explore the resource. Through personal discovery, they can address the needs of their classroom, and explore/expand on provided concepts. The support and resources are provided by the contributors; however, it is up to the educator (learner) to seek, adapt, and present the material in a way that works for themselves and their learners. </text:span></text:p>
        </text:list-item>
      </text:list>
      <text:p text:style-name="P36"/>
      <text:p text:style-name="P35"><text:span text:style-name="T2">Vygotsky’s zone of proximal development connections;</text:span></text:p>
      <text:list xml:id="list2733433542" text:style-name="WWNum17">
        <text:list-item>
          <text:p text:style-name="P15"><text:span text:style-name="T2">Collaborative projects function best when we work together. We all demonstrate excellence in what we do however this can only take us so far based on our personal bias, background and skills. With the encouragement of others, we can enhance the experiences offered and create more meaningful connections with learners who bring different perspectives to the classroom. </text:span></text:p>
        </text:list-item>
        <text:list-item>
          <text:p text:style-name="P15"><text:span text:style-name="T2">Building, using and connecting with a wider community of people is essential in making meaningful connections with learners and for learners to value their uniqueness. <text:s/>(Lones &amp; Haley, 2018, p. 35). The community outreach connections provided in this project encourage collaboration and network opportunities that may otherwise go unnoticed within the separation of the school community and the local community. It also allows for an influx of new contributors as the climate of a community changes and adapts.</text:span></text:p>
        </text:list-item>
        <text:list-item>
          <text:p text:style-name="P15"><text:span text:style-name="T2">The three main tenets of the zone of proximal development outline that culture is significant in learning, language is the root of culture, and individuals learn and develop within their role in the community (Kurt, 2007).</text:span></text:p>
        </text:list-item>
        <text:list-item>
          <text:p text:style-name="P15"><text:span text:style-name="T2">Sue Robson suggests that improvements to all aspects of life can be made with the guidance of a skilled partner. <text:s/></text:span></text:p>
        </text:list-item>
      </text:list>
      <text:p text:style-name="P27"><text:span text:style-name="T2">“Vygotsky’s famous dictum ‘What a child can do with assistance today she will be able to do by herself tomorrow’ (1987, p. 87) suggests the value of the acquisition of new knowledge and insights, gained through a process of co-construction, as much as use of prior knowledge. As Craft et al. (2012) emphasize, the ensuing discussions between practitioners, facilitated by the sharing of observations and experiences, can support the development of strong professional relationships, characterized by reflection, a willingness to critique practice, and the development of professional confidence.” (Robson, 2014, p. 131)</text:span></text:p>
      <text:list xml:id="list1945926218" text:style-name="WWNum9">
        <text:list-item>
          <text:p text:style-name="P16"><text:span text:style-name="T2">Vygotsky (1978) believed that children’s imagination was developed within child’s play as a response to a collaboration between social interactions, allowing learning to occur. This can also be applied to the process of learning that occurs when learners of any age (adults, teachers, community members) work collaboratively to solve a problem and develop cultural understanding. </text:span></text:p>
        </text:list-item>
      </text:list>
      <text:p text:style-name="P38"/>
      <text:p text:style-name="P35"><text:span text:style-name="T2">This project is grounded by the Four Pillars of Musical Learning as it;</text:span></text:p>
      <text:list xml:id="list1720773747" text:style-name="WWNum1">
        <text:list-item>
          <text:p text:style-name="P17"><text:span text:style-name="T2">Guides learners through cultural concepts, and community connections that may be outside their current understanding.</text:span></text:p>
        </text:list-item>
        <text:list-item>
          <text:p text:style-name="P17"><text:soft-page-break/><text:span text:style-name="T2">Inspires learners to be critical of the world around them, and the power they hold in creating cultural value for their learners. </text:span></text:p>
        </text:list-item>
        <text:list-item>
          <text:p text:style-name="P17"><text:span text:style-name="T2">Builds trust between educator and learner to allow creative connection between course materials, and application in real-world environments.</text:span></text:p>
        </text:list-item>
        <text:list-item>
          <text:p text:style-name="P17"><text:span text:style-name="T2">Allows for co-constructing, accountability, positive and inspiring learning environments and sharing of ideas.</text:span></text:p>
        </text:list-item>
        <text:list-item>
          <text:p text:style-name="P17"><text:span text:style-name="T2">Increases educator engagement and accountability of their progression of learning.</text:span></text:p>
        </text:list-item>
        <text:list-item>
          <text:p text:style-name="P17"><text:span text:style-name="T2">Encourages contributions that may spark curiosity in musical applications outside of performance-based pathways.</text:span></text:p>
        </text:list-item>
      </text:list>
      <text:p text:style-name="P31"/>
      <text:p text:style-name="P30"><text:span text:style-name="T2">The three stages of learning (knowledge/connection/creating) are critical to the overall appreciation of this work as educators have the ability to self-direct and self-select material (knowledge) that will in turn enhance connections within themselves, between them and their learners, and them and their larger community (connection). All of which will lead to the creation of creative moments (creating) and artistry.</text:span></text:p>
      <text:p text:style-name="P31"/>
      <text:p text:style-name="P30"><text:span text:style-name="T2">The Four Pillars will be noticeably present through the coalescence of intent and beauty, the embodiment of values, and informed philosophy and pedagogy assisting all learners in reaching their greatest potential. In helping teachers work through culturally responsive resources we are in turn exposing their learners to a wider world of cultural and musical opportunities. (Lohns &amp; Haley, 2018)</text:span></text:p>
      <text:p text:style-name="Heading_20_2"><text:bookmark text:name="_59ubc9jcbe17"/><text:span text:style-name="T2">Expectations for Use</text:span></text:p>
      <text:list xml:id="list1782327029" text:style-name="WWNum14">
        <text:list-item>
          <text:p text:style-name="P18"><text:span text:style-name="T2">This project will begin using a smaller geographic area, potentially Halifax Regional Municipality, and branching into the rest of the province as collaborators populate the resource. </text:span></text:p>
        </text:list-item>
        <text:list-item>
          <text:p text:style-name="P18"><text:span text:style-name="T2">There will be multiple versions of the same lessons/concepts from a variety of perspectives. </text:span></text:p>
        </text:list-item>
        <text:list-item>
          <text:p text:style-name="P18"><text:span text:style-name="T2">Contributors will be educators and leaders from the community and organizations.</text:span></text:p>
        </text:list-item>
        <text:list-item>
          <text:p text:style-name="P18"><text:span text:style-name="T2">Community members will be able to contribute to the content presented in schools.</text:span></text:p>
        </text:list-item>
        <text:list-item>
          <text:p text:style-name="P18"><text:span text:style-name="T2">Educators will be able to access culturally cognisant lesson information and establish community connections to support the lesson and their learners' engagement with concepts/content. </text:span></text:p>
        </text:list-item>
        <text:list-item>
          <text:p text:style-name="P18"><text:span text:style-name="T2">Educators will be enlightened through access to a variety of culturally diverse concepts.</text:span></text:p>
        </text:list-item>
        <text:list-item>
          <text:p text:style-name="P18"><text:span text:style-name="T2">Learners will benefit from the value of diverse content, community connection, and social awareness.</text:span></text:p>
        </text:list-item>
        <text:list-item>
          <text:p text:style-name="P18"><text:span text:style-name="T2">There will be a need to vet material and the probability of a jury to aid this process is likely.</text:span></text:p>
        </text:list-item>
      </text:list>
      <text:p text:style-name="P36"/>
      <text:p text:style-name="P36"/>
      <text:p text:style-name="P36"/>
      <text:p text:style-name="P36"><text:soft-page-break/></text:p>
      <text:p text:style-name="P50"><text:bookmark text:name="_rmw00cnn6ane"/></text:p>
      <text:p text:style-name="P52"><text:bookmark text:name="_ahbba59y7vam"/><text:span text:style-name="T2">SWOT for the </text:span><text:span text:style-name="T6">Better Together </text:span><text:span text:style-name="T2">Project</text:span></text:p>
      <text:p text:style-name="P36"/>
      <table:table table:name="Table1" table:style-name="Table1">
        <table:table-column table:style-name="Table1.A"/>
        <table:table-column table:style-name="Table1.B"/>
        <table:table-row table:style-name="Table1.1">
          <table:table-cell table:style-name="Table1.A1" office:value-type="string">
            <text:p text:style-name="P42"><text:span text:style-name="T2">Strengths</text:span></text:p>
          </table:table-cell>
          <table:table-cell table:style-name="Table1.A1" office:value-type="string">
            <text:list xml:id="list3334907324" text:style-name="WWNum12">
              <text:list-item>
                <text:p text:style-name="P43"><text:span text:style-name="T2">Sharing of excellent, knowledge, and culture</text:span></text:p>
              </text:list-item>
              <text:list-item>
                <text:p text:style-name="P43"><text:span text:style-name="T2">Non-confrontational method of learning</text:span></text:p>
              </text:list-item>
              <text:list-item>
                <text:p text:style-name="P43"><text:span text:style-name="T2">Contributors are allowed to make concepts of their cultures more accessible through documentation and collaboration. </text:span></text:p>
              </text:list-item>
              <text:list-item>
                <text:p text:style-name="P43"><text:span text:style-name="T2">Educators have quick access to multiple perspectives of learning similar concepts</text:span></text:p>
              </text:list-item>
              <text:list-item>
                <text:p text:style-name="P43"><text:span text:style-name="T2">Eliminates some of the guesswork when discovering culturally responsive resources</text:span></text:p>
              </text:list-item>
            </text:list>
          </table:table-cell>
        </table:table-row>
        <table:table-row table:style-name="Table1.1">
          <table:table-cell table:style-name="Table1.A1" office:value-type="string">
            <text:p text:style-name="P42"><text:span text:style-name="T2">Weaknesses</text:span></text:p>
          </table:table-cell>
          <table:table-cell table:style-name="Table1.A1" office:value-type="string">
            <text:list xml:id="list3560970207" text:style-name="WWNum6">
              <text:list-item>
                <text:p text:style-name="P44"><text:span text:style-name="T2">Finding contributors may prove challenging</text:span></text:p>
              </text:list-item>
              <text:list-item>
                <text:p text:style-name="P44"><text:span text:style-name="T2">My unknown bias shape my collection of data</text:span></text:p>
              </text:list-item>
              <text:list-item>
                <text:p text:style-name="P44"><text:span text:style-name="T2">Advertising the project and its worth may be difficult as it does require time and attention from each contributor</text:span></text:p>
              </text:list-item>
              <text:list-item>
                <text:p text:style-name="P44"><text:span text:style-name="T2">The written transmission of ideas will lose many of the nuances of the themes and it is strongly encouraged that lessons are used in collaboration with the contributor through email, talk, video etc. </text:span></text:p>
              </text:list-item>
              <text:list-item>
                <text:p text:style-name="P44"><text:span text:style-name="T2">Contributors may not be willing or able to share their personal information or connect with educators on their subject. </text:span></text:p>
              </text:list-item>
            </text:list>
          </table:table-cell>
        </table:table-row>
        <table:table-row table:style-name="Table1.1">
          <table:table-cell table:style-name="Table1.A1" office:value-type="string">
            <text:p text:style-name="P42"><text:span text:style-name="T2">Opportunities</text:span></text:p>
          </table:table-cell>
          <table:table-cell table:style-name="Table1.A1" office:value-type="string">
            <text:list xml:id="list3718863297" text:style-name="WWNum8">
              <text:list-item>
                <text:p text:style-name="P45"><text:span text:style-name="T2">Collaboration and new friendships</text:span></text:p>
              </text:list-item>
              <text:list-item>
                <text:p text:style-name="P45"><text:span text:style-name="T2">Cultural exploration and appreciation</text:span></text:p>
              </text:list-item>
              <text:list-item>
                <text:p text:style-name="P45"><text:span text:style-name="T2">The ability to apply the same framework to other geographic locations</text:span></text:p>
              </text:list-item>
            </text:list>
          </table:table-cell>
        </table:table-row>
        <table:table-row table:style-name="Table1.1">
          <table:table-cell table:style-name="Table1.A1" office:value-type="string">
            <text:p text:style-name="P42"><text:span text:style-name="T2">Threats</text:span></text:p>
          </table:table-cell>
          <table:table-cell table:style-name="Table1.A1" office:value-type="string">
            <text:list xml:id="list231412160" text:style-name="WWNum10">
              <text:list-item>
                <text:p text:style-name="P46"><text:span text:style-name="T2">Misguided information provided by contributors or misunderstanding from educators</text:span></text:p>
              </text:list-item>
              <text:list-item>
                <text:p text:style-name="P46"><text:span text:style-name="T2">Lack of contributors</text:span></text:p>
              </text:list-item>
              <text:list-item>
                <text:p text:style-name="P46"><text:span text:style-name="T2">Verifying the authenticity of community representatives</text:span></text:p>
              </text:list-item>
            </text:list>
          </table:table-cell>
        </table:table-row>
      </table:table>
      <text:p text:style-name="P36"/>
      <text:p text:style-name="Heading_20_2"><text:bookmark text:name="_ibxm2e55broa"/><text:span text:style-name="T2">Elevator Pitch</text:span></text:p>
      <text:p text:style-name="Standard"><text:span text:style-name="T2">How much did you love doing MadLib puzzles in the ’90s? The ease of writing a story with so many possible answers! Join in creating a network of quick-access culturally exploratory ideas for the music classroom. Whether you are a leader in your community or an educator looking for inspiration this project is for you. We are in search of contributors who seek opportunities to showcase, explore and inform others about their culture through lesson ideas, collaboration and experiences. Contributors benefit by enlightening their local community, Educators benefit through a searchable database and connecting with community leaders, and learners benefit from authentic and collaborative experiences. Do you have a musical idea that should be shared? From elementary to senior high school, jig time to Ehur performance, and Gaelic folk music to <text:s/>Indigenous music connections through dance we want to hear from you. Let’s give learners the best opportunities to explore diversity through music. </text:span></text:p>
      <text:p text:style-name="Heading_20_2"><text:bookmark text:name="_bhf0lx88yecg"/><text:span text:style-name="T2">Suggested Contributors</text:span></text:p>
      <table:table table:name="Table2" table:style-name="Table2">
        <table:table-column table:style-name="Table2.A"/>
        <table:table-column table:style-name="Table2.B"/>
        <text:soft-page-break/>
        <table:table-row table:style-name="Table2.1">
          <table:table-cell table:style-name="Table2.A1" office:value-type="string">
            <text:p text:style-name="P3"><text:span text:style-name="T8">Name</text:span></text:p>
          </table:table-cell>
          <table:table-cell table:style-name="Table2.A1" office:value-type="string">
            <text:p text:style-name="P34"><text:span text:style-name="T8">Community/s</text:span></text:p>
          </table:table-cell>
        </table:table-row>
        <table:table-row table:style-name="Table2.1">
          <table:table-cell table:style-name="Table2.A2" office:value-type="string">
            <text:p text:style-name="Standard"><text:span text:style-name="T2">Ashley MacIssaac</text:span></text:p>
          </table:table-cell>
          <table:table-cell table:style-name="Table2.B2" office:value-type="string">
            <text:p text:style-name="P39"><text:span text:style-name="T2">LGBTQ2+/ Folk Gaelic</text:span></text:p>
          </table:table-cell>
        </table:table-row>
        <table:table-row table:style-name="Table2.1">
          <table:table-cell table:style-name="Table2.A3" office:value-type="string">
            <text:p text:style-name="P35"><text:span text:style-name="T2">Beathag Anna NicEachiann</text:span></text:p>
          </table:table-cell>
          <table:table-cell table:style-name="Table2.A3" office:value-type="string">
            <text:p text:style-name="P39"><text:span text:style-name="T2">Gaelic</text:span></text:p>
          </table:table-cell>
        </table:table-row>
        <table:table-row table:style-name="Table2.1">
          <table:table-cell table:style-name="Table2.A4" office:value-type="string">
            <text:p text:style-name="Standard"><text:span text:style-name="T2">Buck 65 (Richard Terfry)</text:span></text:p>
          </table:table-cell>
          <table:table-cell table:style-name="Table2.B4" office:value-type="string">
            <text:p text:style-name="P39"><text:span text:style-name="T2">Technology/ Maritime/ Top 40 Hits</text:span></text:p>
          </table:table-cell>
        </table:table-row>
        <table:table-row table:style-name="Table2.1">
          <table:table-cell table:style-name="Table2.A5" office:value-type="string">
            <text:p text:style-name="Standard"><text:span text:style-name="T2">Centre for Islamic Development</text:span></text:p>
          </table:table-cell>
          <table:table-cell table:style-name="Table2.B5" office:value-type="string">
            <text:p text:style-name="Standard"><text:span text:style-name="T2">Religious/ Muslum</text:span></text:p>
          </table:table-cell>
        </table:table-row>
        <table:table-row table:style-name="Table2.1">
          <table:table-cell table:style-name="Table2.A6" office:value-type="string">
            <text:p text:style-name="Standard"><text:span text:style-name="T2">Cindy Cain</text:span></text:p>
          </table:table-cell>
          <table:table-cell table:style-name="Table2.B6" office:value-type="string">
            <text:p text:style-name="P39"><text:span text:style-name="T2">African Nova Scotian/ Gospel</text:span></text:p>
          </table:table-cell>
        </table:table-row>
        <table:table-row table:style-name="Table2.1">
          <table:table-cell table:style-name="Table2.A7" office:value-type="string">
            <text:p text:style-name="Standard"><text:span text:style-name="T2">Corey LeRue</text:span></text:p>
          </table:table-cell>
          <table:table-cell table:style-name="Table2.B7" office:value-type="string">
            <text:p text:style-name="Standard"><text:span text:style-name="T2">Technology/ Songwriter/ Engineer/ Producer/ NSCC Graduate</text:span></text:p>
          </table:table-cell>
        </table:table-row>
        <table:table-row table:style-name="Table2.1">
          <table:table-cell table:style-name="Table2.A8" office:value-type="string">
            <text:p text:style-name="Standard"><text:span text:style-name="T2">Dina Burtt</text:span></text:p>
          </table:table-cell>
          <table:table-cell table:style-name="Table2.B8" office:value-type="string">
            <text:p text:style-name="P39"><text:span text:style-name="T2">Female/ Concert Band</text:span></text:p>
          </table:table-cell>
        </table:table-row>
        <table:table-row table:style-name="Table2.1">
          <table:table-cell table:style-name="Table2.A9" office:value-type="string">
            <text:p text:style-name="Standard"><text:span text:style-name="T2">Grande Pre National Historic Site</text:span></text:p>
          </table:table-cell>
          <table:table-cell table:style-name="Table2.B9" office:value-type="string">
            <text:p text:style-name="Standard"><text:span text:style-name="T2">Acadienne </text:span></text:p>
            <text:p text:style-name="Standard"><text:a xlink:type="simple" xlink:href="https://www.experiencegrandpre.ca/" text:style-name="ListLabel_20_193" text:visited-style-name="ListLabel_20_193"><text:span text:style-name="T13">https://www.experiencegrandpre.ca/</text:span></text:a><text:span text:style-name="T2"> </text:span></text:p>
          </table:table-cell>
        </table:table-row>
        <table:table-row table:style-name="Table2.1">
          <table:table-cell table:style-name="Table2.A10" office:value-type="string">
            <text:p text:style-name="Standard"><text:span text:style-name="T2">Jacob Caines</text:span></text:p>
          </table:table-cell>
          <table:table-cell table:style-name="Table2.B10" office:value-type="string">
            <text:p text:style-name="Standard"><text:span text:style-name="T2">Halifax Queer Ensemble/ LGBTQ2+/ Youth Culture</text:span></text:p>
          </table:table-cell>
        </table:table-row>
        <table:table-row table:style-name="Table2.1">
          <table:table-cell table:style-name="Table2.A11" office:value-type="string">
            <text:p text:style-name="Standard"><text:span text:style-name="T2">Jeff Goodspeed</text:span></text:p>
          </table:table-cell>
          <table:table-cell table:style-name="Table2.B11" office:value-type="string">
            <text:p text:style-name="P39"><text:span text:style-name="T2">Jazz/ Cuban</text:span></text:p>
          </table:table-cell>
        </table:table-row>
        <table:table-row table:style-name="Table2.1">
          <table:table-cell table:style-name="Table2.A12" office:value-type="string">
            <text:p text:style-name="Standard"><text:span text:style-name="T2">Jim Forde</text:span></text:p>
          </table:table-cell>
          <table:table-cell table:style-name="Table2.B12" office:value-type="string">
            <text:p text:style-name="Standard"><text:span text:style-name="T2">Military/ Concert Band/ Royal NS Tattoo</text:span></text:p>
          </table:table-cell>
        </table:table-row>
        <table:table-row table:style-name="Table2.1">
          <table:table-cell table:style-name="Table2.A13" office:value-type="string">
            <text:p text:style-name="Standard"><text:span text:style-name="T2">Maritime Muslim Academy</text:span></text:p>
          </table:table-cell>
          <table:table-cell table:style-name="Table2.B13" office:value-type="string">
            <text:p text:style-name="Standard"><text:span text:style-name="T2">Religious/ Muslum</text:span></text:p>
          </table:table-cell>
        </table:table-row>
        <table:table-row table:style-name="Table2.1">
          <table:table-cell table:style-name="Table2.A14" office:value-type="string">
            <text:p text:style-name="Standard"><text:span text:style-name="T2">Maya Tarashi</text:span></text:p>
          </table:table-cell>
          <table:table-cell table:style-name="Table2.B14" office:value-type="string">
            <text:p text:style-name="Standard"><text:span text:style-name="T2">Youth Culture/ Local/ Indian/ Punk</text:span></text:p>
          </table:table-cell>
        </table:table-row>
        <table:table-row table:style-name="Table2.1">
          <table:table-cell table:style-name="Table2.A15" office:value-type="string">
            <text:p text:style-name="Standard"><text:span text:style-name="T2">Mi'kmaq Native Friendship Centre</text:span></text:p>
          </table:table-cell>
          <table:table-cell table:style-name="Table2.B15" office:value-type="string">
            <text:p text:style-name="P39"><text:span text:style-name="T2">Indigenous Education</text:span></text:p>
            <text:p text:style-name="P35"><text:span text:style-name="T2">2021 Brunswick St. suit 209, Halifax </text:span></text:p>
          </table:table-cell>
        </table:table-row>
        <table:table-row table:style-name="Table2.1">
          <table:table-cell table:style-name="Table2.A3" office:value-type="string">
            <text:p text:style-name="P35"><text:span text:style-name="T2">Mike Rizkialla</text:span></text:p>
          </table:table-cell>
          <table:table-cell table:style-name="Table2.A3" office:value-type="string">
            <text:p text:style-name="P35"><text:span text:style-name="T2">Music/ Technology/ Egyptian/ Metal Performer</text:span></text:p>
          </table:table-cell>
        </table:table-row>
        <table:table-row table:style-name="Table2.1">
          <table:table-cell table:style-name="Table2.A17" office:value-type="string">
            <text:p text:style-name="Standard"><text:span text:style-name="T2">Natalie MacMaster</text:span></text:p>
          </table:table-cell>
          <table:table-cell table:style-name="Table2.B17" office:value-type="string">
            <text:p text:style-name="P39"><text:span text:style-name="T2">Gaelic/ Female/ Folk</text:span></text:p>
          </table:table-cell>
        </table:table-row>
        <table:table-row table:style-name="Table2.1">
          <table:table-cell table:style-name="Table2.A18" office:value-type="string">
            <text:p text:style-name="Standard"><text:span text:style-name="T2">Paul Hutten</text:span></text:p>
          </table:table-cell>
          <table:table-cell table:style-name="Table2.B18" office:value-type="string">
            <text:p text:style-name="P39"><text:span text:style-name="T2">Concert Band/ Dutch Settler</text:span></text:p>
          </table:table-cell>
        </table:table-row>
        <table:table-row table:style-name="Table2.1">
          <table:table-cell table:style-name="Table2.A19" office:value-type="string">
            <text:p text:style-name="Standard"><text:span text:style-name="T2">Shane Kerr</text:span></text:p>
          </table:table-cell>
          <table:table-cell table:style-name="Table2.B19" office:value-type="string">
            <text:p text:style-name="Standard"><text:span text:style-name="T2">Punk/ Alternative Music</text:span></text:p>
          </table:table-cell>
        </table:table-row>
      </table:table>
      <text:p text:style-name="P1"/>
      <text:p text:style-name="P36"/>
      <text:p text:style-name="Heading_20_2"><text:bookmark text:name="_x3mbjo1u5jx"/><text:span text:style-name="T2">Vetting Submissions</text:span></text:p>
      <text:p text:style-name="Standard"><text:span text:style-name="T2">At the beginning of the project submission will be reviewed, researched and approved by myself. With the increase of content, larger cultural themes will emerge and require a jury of trusted leaders and colleagues to aid in the process. Invitations will be extended to some of the suggested contributors as they already possess a vested interest in the project. </text:span></text:p>
      <text:p text:style-name="Heading_20_2"><text:bookmark text:name="_v0rgonga6pdz"/><text:span text:style-name="T2">How to Measure Success </text:span></text:p>
      <text:p text:style-name="P35"><text:span text:style-name="T2">Success will be recognized in a variety of methods including;</text:span></text:p>
      <text:list xml:id="list1691220142" text:style-name="WWNum11">
        <text:list-item>
          <text:p text:style-name="P19"><text:span text:style-name="T2">Leaders contributing to both/either submission.</text:span></text:p>
        </text:list-item>
        <text:list-item>
          <text:p text:style-name="P19"><text:span text:style-name="T2">Formidable connections created between community and school that broaden the understanding and perspectives of educators.</text:span></text:p>
        </text:list-item>
        <text:list-item>
          <text:p text:style-name="P19"><text:span text:style-name="T2">Student impact through interactive opportunities and experiences.</text:span></text:p>
        </text:list-item>
        <text:list-item>
          <text:p text:style-name="P19"><text:span text:style-name="T2">Long-term assessment will include a survey of leaders and educators who have accessed this information and the usefulness of this project in their research, outreach and implementation of cultural diversity. </text:span></text:p>
        </text:list-item>
      </text:list>
      <text:p text:style-name="Heading_20_2"><text:bookmark text:name="_8017q813lyr4"/><text:span text:style-name="T2">Takeaways</text:span></text:p>
      <text:list xml:id="list2787188311" text:style-name="WWNum2">
        <text:list-item>
          <text:p text:style-name="P20"><text:span text:style-name="T2">We can only function for so long on our knowledge and are made better by collaboration.</text:span></text:p>
        </text:list-item>
        <text:list-item>
          <text:p text:style-name="P20"><text:span text:style-name="T2">Knowledge can be found in unexpected places, conversations, and collaborations.</text:span></text:p>
        </text:list-item>
        <text:list-item>
          <text:p text:style-name="P20"><text:span text:style-name="T2">Leaders are given the opportunity to influence how their community is represented to non-members and impact their views of inclusion, diversity, and humanity. </text:span></text:p>
        </text:list-item>
        <text:list-item>
          <text:p text:style-name="P20"><text:span text:style-name="T2">An educator's willingness to seek help opens the doors for new and diverse creative ideas.</text:span></text:p>
        </text:list-item>
        <text:list-item>
          <text:p text:style-name="P20"><text:span text:style-name="T2">Personal artistry can be found in unique ways.</text:span></text:p>
        </text:list-item>
        <text:list-item>
          <text:p text:style-name="P20"><text:span text:style-name="T2">Educators enhance the opportunities for artistry in their learners when they value authentic experiences.</text:span></text:p>
        </text:list-item>
      </text:list>
      <text:p text:style-name="P1"/>
      <text:p text:style-name="P50"><text:bookmark text:name="_5bs2oqall20"/></text:p>
      <text:p text:style-name="P52"><text:bookmark text:name="_3o84qxa8cd50"/><text:span text:style-name="T2">Readme Documentation for Leaders</text:span></text:p>
      <text:p text:style-name="Standard"><text:span text:style-name="T2">Thank you for taking the time to contribute to the </text:span><text:span text:style-name="T6">Better Together</text:span><text:span text:style-name="T2"> project. If you require assistance with technical components of your entry, please contact Kate Gillis: Katelyn.a.gillis@gmail.com</text:span></text:p>
      <text:p text:style-name="P1"/>
      <text:p text:style-name="Standard"><text:span text:style-name="T2">Description: The driving question behind this research project seeks to explore </text:span><text:span text:style-name="T6">What is something that is important to your community that can and should be shared in a music classroom?</text:span><text:span text:style-name="T2"> This project aims to collect content, themes, musical ideas and experiences from a variety of authentic cultural sources to make the research of musical diversity more accessible for educators, to allow community leaders to showcase important and exciting content from their chosen communities, and to provide quick access between community leaders and classrooms. All with the aspirations for community collaboration and diverse learning in the music classroom. </text:span></text:p>
      <text:p text:style-name="P1"/>
      <text:p text:style-name="Standard"><text:span text:style-name="T2">For the purpose of this project, the following statements will remain true;</text:span></text:p>
      <text:list xml:id="list1971733551" text:style-name="WWNum18">
        <text:list-item>
          <text:p text:style-name="P21"><text:span text:style-name="T2">A Leader is a person/s who identifies as having a leadership role within their identified community</text:span></text:p>
        </text:list-item>
        <text:list-item>
          <text:p text:style-name="P21"><text:span text:style-name="T2">A Lesson is an idea, concept, teachable moment, or detailed plan for acquiring, understanding, and/or practicing learning</text:span></text:p>
        </text:list-item>
        <text:list-item>
          <text:p text:style-name="P21"><text:span text:style-name="T2">An Educator is a leader within a formal (public or private) institution who teaches a scheduled classroom of learners</text:span></text:p>
        </text:list-item>
      </text:list>
      <text:p text:style-name="P1"/>
      <text:p text:style-name="Standard"><text:span text:style-name="T2">This project aspires to create an online community where leaders of communities (educators, chiefs, elders, clan leaders, priests, politicians, artisans etc.) <text:s/>contribute music/musical ideas to a fluid database of important teaching about the communities they identify with. Anyone can create lessons or activities to teach/reinforce a musical idea from their identified culture and all contributors will have access to the final product. Leaders can contribute in two formats; A database of artists showcasing their communities and availability for outreach opportunities AND/OR sharable lessons from their communities to enhance an educators resource list.</text:span></text:p>
      <text:p text:style-name="P1"/>
      <text:p text:style-name="Standard"><text:span text:style-name="T2">Contributors won’t need to create full lesson plans as educators should have the ability to adapt the delivery of information based on their group of learners, however, lessons will be offered in a fashion that outlines how to explain/practice the concept or where to find authentically sourced information. It will also provide the opportunity for contributors to offer their contact information for open discussion between leader and educator pertaining to their offered concepts and/or to create community connections between the leader and classroom. </text:span></text:p>
      <text:p text:style-name="P1"/>
      <text:p text:style-name="Standard"><text:span text:style-name="T4">Format &amp; Requirements</text:span></text:p>
      <text:p text:style-name="P1"/>
      <text:p text:style-name="Standard"><text:span text:style-name="T2">The project will be outlined, researched and theorized in a Word document, supported by a poster advertising campaign (Posters, Facebook ad campaign etc.) and followed by Google forms for contributor submissions. Contributions will be vetted before publishing and submissions will be made public in an uneditable format. </text:span></text:p>
      <text:p text:style-name="P1"/>
      <text:p text:style-name="Standard"><text:span text:style-name="T2">Contributors and users of this project will need a basic understanding of the English language, an internet connection, and Google Forms.</text:span></text:p>
      <text:p text:style-name="P1"/>
      <text:p text:style-name="Standard"><text:span text:style-name="T4">Planned Outcomes of the Project</text:span></text:p>
      <text:p text:style-name="P1"><text:soft-page-break/></text:p>
      <text:list xml:id="list1479458194" text:style-name="WWNum4">
        <text:list-item>
          <text:p text:style-name="P22"><text:span text:style-name="T2">Community members will be able to contribute to the content presented in schools.</text:span></text:p>
        </text:list-item>
        <text:list-item>
          <text:p text:style-name="P22"><text:span text:style-name="T2">Educators will be able to access culturally cognisant lesson information and establish community connections to support the lesson and their learners' engagement with concepts/content. </text:span></text:p>
        </text:list-item>
        <text:list-item>
          <text:p text:style-name="P22"><text:span text:style-name="T2">Educators will benefit from access to a variety of culturally diverse concepts.</text:span></text:p>
        </text:list-item>
        <text:list-item>
          <text:p text:style-name="P22"><text:span text:style-name="T2">Learners will benefit from the value of diverse content, community connection, and social awareness.</text:span></text:p>
        </text:list-item>
      </text:list>
      <text:p text:style-name="P1"/>
      <text:p text:style-name="Standard"><text:span text:style-name="T4"><text:s/>Methodology</text:span></text:p>
      <text:p text:style-name="P1"/>
      <text:p text:style-name="Standard"><text:span text:style-name="T2">Students should be exposed to diverse learning styles, content, and approach in order to become rounded and informed contributors to society. This project encourages educators to adapt their methodologies to include more diverse student-focused pedagogy through a process-based approach. With the ability to pull information from this database, educators can connect with local and global communities while adapting lessons to the needs of the students. This project provides resources and information that can be revisited, and reviewed in a variety of formats. </text:span></text:p>
      <text:p text:style-name="P1"/>
      <text:p text:style-name="Standard"><text:span text:style-name="T2">As per the four pillars of learning, this project will demonstrate spiral learning as concepts can and should be approached/revisited with new perspectives at multiple stages of learning as well as through demonstration of the growth of a musical learner; educators teach learners who become contributors who become/aid educators who continue the cycle. The project will pursue artistry through;</text:span></text:p>
      <text:list xml:id="list3193355277" text:style-name="WWNum7">
        <text:list-item>
          <text:p text:style-name="P23"><text:span text:style-name="T2">Contributors sharing their passion</text:span></text:p>
        </text:list-item>
        <text:list-item>
          <text:p text:style-name="P23"><text:span text:style-name="T2">Educators' ability to creatively select material</text:span></text:p>
        </text:list-item>
        <text:list-item>
          <text:p text:style-name="P23"><text:span text:style-name="T2">Learners' exposure to a wide variety of cultures and cultural music</text:span></text:p>
        </text:list-item>
        <text:list-item>
          <text:p text:style-name="P23"><text:span text:style-name="T2">Educators and learners experiencing contributors in their element</text:span></text:p>
        </text:list-item>
      </text:list>
      <text:p text:style-name="P1"/>
      <text:p text:style-name="Standard"><text:span text:style-name="T4">Vetting Submissions &amp; Security</text:span></text:p>
      <text:p text:style-name="P1"/>
      <text:p text:style-name="Standard"><text:span text:style-name="T2">All submissions will be reviewed before they are made public. This may be done in the form of research and/or conversation about the topic with the contributor to confirm there are no ill intentions. Vetting will be done by Kate Gillis and will expand to a jury as the project grows. If you would like to join the jury for this project please contact Kate Gillis, katelyn.a.gillis@gmail.com</text:span></text:p>
      <text:p text:style-name="P1"/>
      <text:p text:style-name="Standard"><text:span text:style-name="T4">Accessing Forms</text:span></text:p>
      <text:p text:style-name="P1"><text:soft-page-break/></text:p>
      <text:p text:style-name="Standard"><text:span text:style-name="T2">You may access the forms through the following links;</text:span></text:p>
      <text:p text:style-name="Standard"><text:span text:style-name="T2">Contributor Contact: </text:span><text:a xlink:type="simple" xlink:href="https://forms.gle/HswCzAQfbQeCo1McA" text:style-name="ListLabel_20_193" text:visited-style-name="ListLabel_20_193"><text:span text:style-name="T13">https://forms.gle/HswCzAQfbQeCo1McA</text:span></text:a><text:span text:style-name="T2"> </text:span></text:p>
      <text:p text:style-name="Standard"><text:span text:style-name="T2">Contributors Musical Idea: </text:span><text:a xlink:type="simple" xlink:href="https://forms.gle/PLoubCVnvrGfeqzr5" text:style-name="ListLabel_20_193" text:visited-style-name="ListLabel_20_193"><text:span text:style-name="T13">https://forms.gle/PLoubCVnvrGfeqzr5</text:span></text:a><text:span text:style-name="T2"> </text:span></text:p>
      <text:p text:style-name="P1"/>
      <text:p text:style-name="Standard"><text:span text:style-name="T4">Obtaining Resources</text:span></text:p>
      <text:p text:style-name="P2"/>
      <text:p text:style-name="Standard"><text:span text:style-name="T2">Vetted material will be shared with you and/or people wishing to view this resource may request access. In requesting access you agree to the following statements;</text:span></text:p>
      <text:list xml:id="list1571252250" text:style-name="WWNum15">
        <text:list-item>
          <text:p text:style-name="P24"><text:span text:style-name="T2">You will not change any of the contributors' words. You may modify ideas and themes for your learners but must reference all source materials in their original form</text:span></text:p>
        </text:list-item>
        <text:list-item>
          <text:p text:style-name="P24"><text:span text:style-name="T2">Lessons will be presented with as much authenticity as possible. </text:span></text:p>
        </text:list-item>
        <text:list-item>
          <text:p text:style-name="P24"><text:span text:style-name="T2">Lessons will include reference to this project and how to contribute to it. </text:span></text:p>
        </text:list-item>
      </text:list>
      <text:p text:style-name="P1"/>
      <text:p text:style-name="Standard"><text:span text:style-name="T4">How to Use the Collected Data</text:span></text:p>
      <text:p text:style-name="P1"/>
      <text:p text:style-name="Standard"><text:span text:style-name="T2">Assessors of this project can adapt the delivery of information based on their group of learners, however, lessons are offered in a fashion that outlines how to explain/practice the concept and/or where to find authentically sourced information. Contributors are also offered the opportunity to provide their contact information for open discussion between leader and educator about their offered concepts and/or to create community connections and experiences between the leader and classroom. </text:span></text:p>
      <text:p text:style-name="P1"/>
      <text:p text:style-name="Standard"><text:span text:style-name="T2">This project was imagined with the hopes of connecting classrooms with unlikely local talent. If you are aware of an educator, community leader, or cultural advocate that would benefit from involvement, please connect them with the contributor forms. </text:span></text:p>
      <text:p text:style-name="P1"/>
      <text:p text:style-name="Standard"><text:span text:style-name="T2">Kate Gillis</text:span></text:p>
      <text:p text:style-name="P1"/>
      <text:p text:style-name="P1"/>
      <text:p text:style-name="P1"><text:soft-page-break/></text:p>
      <text:p text:style-name="P50"><text:bookmark text:name="_suardb7vvqhw"/></text:p>
      <text:p text:style-name="P52"><text:bookmark text:name="_86scbm4gbhf1"/><text:span text:style-name="T6">Better Together</text:span><text:span text:style-name="T2">- Contributors Musical Concept Repository</text:span></text:p>
      <text:p text:style-name="Standard"><text:span text:style-name="T15">Access to the contributor form can be found:</text:span><text:a xlink:type="simple" xlink:href="https://forms.gle/PLoubCVnvrGfeqzr5" text:style-name="ListLabel_20_190" text:visited-style-name="ListLabel_20_190"><text:span text:style-name="T12">https://forms.gle/PLoubCVnvrGfeqzr5</text:span></text:a><text:span text:style-name="T15"> </text:span></text:p>
      <text:p text:style-name="P4"/>
      <text:p text:style-name="Standard"><text:span text:style-name="T15">As leaders in your local, social and global communities you are uniquely placed in a position that understands the value of awareness. Thank you for your willingness to share musical ideas and concepts that play key roles in your diverse musical culture. This form is a means of suggesting topics that your community believes should be included in the musical understanding of who you are. There is a never-ending list of what these topics might include and we encourage multiple perspectives on the same topic. </text:span></text:p>
      <text:p text:style-name="P5"/>
      <text:p text:style-name="P6"><text:span text:style-name="T16">You are encouraged to fill out all information, or only pertinent pieces depending on the detail you would like to include. This may come in the form of an idea statement OR a fully outlined lesson plan. </text:span></text:p>
      <text:p text:style-name="P5"/>
      <text:p text:style-name="P6"><text:span text:style-name="T16">Before your first submission, please take a moment to read the Readme.txt file as it provides detailed information on who, how and why this information is used. </text:span></text:p>
      <text:p text:style-name="P5"/>
      <text:p text:style-name="P6"><text:span text:style-name="T16">If you have any questions or concerns you may contact us at, katelyn.a.gillis@gmail.com</text:span></text:p>
      <text:p text:style-name="P5"/>
      <text:p text:style-name="P6"><text:span text:style-name="T16">Thank you for your dedication to your craft. </text:span></text:p>
      <text:p text:style-name="Standard"><text:span text:style-name="T2"><text:s/></text:span></text:p>
      <text:p text:style-name="Standard"><text:span text:style-name="T2">Text fields to include;</text:span></text:p>
      <text:list xml:id="list642769931" text:style-name="WWNum21">
        <text:list-item>
          <text:p text:style-name="P25"><text:span text:style-name="T2">Contributor name</text:span></text:p>
        </text:list-item>
        <text:list-item>
          <text:p text:style-name="P25"><text:span text:style-name="T2">Community where the musical concept originates</text:span></text:p>
        </text:list-item>
        <text:list-item>
          <text:p text:style-name="P25"><text:span text:style-name="T2">Why is this concept important to this community/culture</text:span></text:p>
        </text:list-item>
        <text:list-item>
          <text:p text:style-name="P25"><text:span text:style-name="T2">Why is this important for non-community members to know</text:span></text:p>
        </text:list-item>
        <text:list-item>
          <text:p text:style-name="P25"><text:span text:style-name="T2">Materials needed (ie. a percussive skinned instrument is required for hand drumming)</text:span></text:p>
        </text:list-item>
        <text:list-item>
          <text:p text:style-name="P25"><text:span text:style-name="T2">What is something that is important to your community that can be shared in a music classroom? (Concept name)</text:span></text:p>
        </text:list-item>
        <text:list-item>
          <text:p text:style-name="P25"><text:span text:style-name="T2">Learning objectives/outcome</text:span></text:p>
        </text:list-item>
        <text:list-item>
          <text:p text:style-name="P25"><text:soft-page-break/><text:span text:style-name="T2">Background information/history additional information</text:span></text:p>
        </text:list-item>
        <text:list-item>
          <text:p text:style-name="P25"><text:span text:style-name="T2">Resources to support</text:span></text:p>
        </text:list-item>
        <text:list-item>
          <text:p text:style-name="P25"><text:span text:style-name="T2">Activity/lesson</text:span></text:p>
        </text:list-item>
        <text:list-item>
          <text:p text:style-name="P25"><text:span text:style-name="T2">Document upload option</text:span></text:p>
        </text:list-item>
        <text:list-item>
          <text:p text:style-name="P25"><text:span text:style-name="T2">As the contributor, are you available for outreach opportunities such as class discussions, experiences, or collaborations with educators and/or their learners?</text:span></text:p>
        </text:list-item>
      </text:list>
      <text:p text:style-name="P36"/>
      <text:p text:style-name="P1"/>
      <text:p text:style-name="P51"><text:bookmark text:name="_4iu9qn81o57v"/></text:p>
      <text:p text:style-name="P52"><text:bookmark text:name="_ecfjtrc23kfd"/><text:span text:style-name="T6">Better Together</text:span><text:span text:style-name="T2">- Contributors Contact Information Repository</text:span></text:p>
      <text:p text:style-name="Standard"><text:span text:style-name="T15">Access to the contributor form can be found: </text:span><text:a xlink:type="simple" xlink:href="https://forms.gle/HswCzAQfbQeCo1McA" text:style-name="ListLabel_20_193" text:visited-style-name="ListLabel_20_193"><text:span text:style-name="T13">https://forms.gle/HswCzAQfbQeCo1McA</text:span></text:a><text:span text:style-name="T2"> </text:span></text:p>
      <text:p text:style-name="P4"/>
      <text:p text:style-name="Standard"><text:span text:style-name="T15">There are many ways to form collaborative connections. The most important may be human connection. Whether you have contributed through a musical concept/lesson idea or not, we encourage you to leave your contact information, and update as needed, to create a database of willing collaborators. Educators will use this list to seek out new connections for their personal growth and classrooms. </text:span></text:p>
      <text:p text:style-name="P5"/>
      <text:p text:style-name="P6"><text:span text:style-name="T16">You are encouraged to be as open with your information as you are comfortable.</text:span></text:p>
      <text:p text:style-name="P5"/>
      <text:p text:style-name="P6"><text:span text:style-name="T16">Please consult the Readme.txt to learn more about the project and how your information will be used. </text:span></text:p>
      <text:p text:style-name="Standard"><text:span text:style-name="T2"><text:s/></text:span></text:p>
      <text:p text:style-name="Standard"><text:span text:style-name="T2">Text fields to include;</text:span></text:p>
      <text:list xml:id="list613617552" text:style-name="WWNum16">
        <text:list-item>
          <text:p text:style-name="P26"><text:span text:style-name="T2">Contributor name</text:span></text:p>
        </text:list-item>
        <text:list-item>
          <text:p text:style-name="P26"><text:span text:style-name="T2">What community are they writing about and what other communities do they identify with</text:span></text:p>
        </text:list-item>
        <text:list-item>
          <text:p text:style-name="P26"><text:span text:style-name="T2">Any background information needed and the opportunity to submit a bio.</text:span></text:p>
        </text:list-item>
        <text:list-item>
          <text:p text:style-name="P26"><text:span text:style-name="T2">Are you interested in collaborations with educators, classrooms or both?</text:span></text:p>
        </text:list-item>
        <text:list-item>
          <text:p text:style-name="P26"><text:span text:style-name="T2">Best means of contact</text:span></text:p>
        </text:list-item>
        <text:list-item>
          <text:p text:style-name="P26"><text:span text:style-name="T2">I agree to release my contact information for the duration of this project. </text:span></text:p>
        </text:list-item>
      </text:list>
      <text:p text:style-name="P1"/>
      <text:p text:style-name="P1"/>
      <text:p text:style-name="P50"><text:bookmark text:name="_xm8kdtkbi8g"/></text:p>
      <text:p text:style-name="P52"><text:bookmark text:name="_ox2kahmy64uq"/><text:span text:style-name="T2">Bibliography</text:span></text:p>
      <text:p text:style-name="P48"/>
      <text:p text:style-name="P30"><text:span text:style-name="T2">Bamford, A. (2006). The wow factor: Global research compendium on the impact of the arts in education. Waxman.</text:span></text:p>
      <text:p text:style-name="P31"/>
      <text:p text:style-name="P30"><text:span text:style-name="T2">Bolzan, N. (2003). Kids are like that! Community attitudes to young people. National Youth Affairs Research Scheme. </text:span><text:a xlink:type="simple" xlink:href="https://docs.education.gov.au/node/29328" text:style-name="ListLabel_20_193" text:visited-style-name="ListLabel_20_193"><text:span text:style-name="T13">https://docs.education.gov.au/node/29328</text:span></text:a></text:p>
      <text:p text:style-name="P49"/>
      <text:p text:style-name="P47"><text:span text:style-name="T2">Craft, A., McConnon, L. &amp; Matthews, A.</text:span><text:span text:style-name="T6"> (2012) </text:span><text:span text:style-name="T2">Child-initiated play and professional creativity: Enabling four-year-olds’ possibility thinking</text:span><text:span text:style-name="T6">. Thinking Skills and Creativity, 7(1), 48–61. </text:span><text:span text:style-name="T17">DOI:</text:span><text:a xlink:type="simple" xlink:href="http://dx.doi.org/10.1016/j.tsc.2011.11.005" text:style-name="ListLabel_20_194" text:visited-style-name="ListLabel_20_194"><text:span text:style-name="T14">10.1016/j.tsc.2011.11.005</text:span></text:a></text:p>
      <text:p text:style-name="P48"/>
      <text:p text:style-name="P47"><text:span text:style-name="T2">Crawford, R. (2019a). Socially inclusive practices in the music classroom: The impact of music education used as a vehicle to engage refugee background students.</text:span><text:span text:style-name="T6"> Research Studies in Music Education. </text:span><text:span text:style-name="T2">Advance online publication. DOI:10.1177/1321103X19843001</text:span></text:p>
      <text:p text:style-name="P48"/>
      <text:p text:style-name="P30"><text:span text:style-name="T2">Dreeszen, C., April, A., &amp; Deasy, R. (1999). Learning partnerships: Improving learning in the schools with arts partners in the community. Arts Education Partnership.</text:span></text:p>
      <text:p text:style-name="P48"/>
      <text:p text:style-name="P47"><text:span text:style-name="T2">Fleming, M. (2006). Justifying the arts: Drama and Intercultural Education. </text:span><text:span text:style-name="T6">The Journal of Aesthetic Education, 40(1), 54–64</text:span><text:span text:style-name="T2">. DOI:</text:span><text:a xlink:type="simple" xlink:href="https://doi.org/10.1353/jae.2006.0006" text:style-name="ListLabel_20_193" text:visited-style-name="ListLabel_20_193"><text:span text:style-name="T13">10.1353/jae.2006.0006</text:span></text:a></text:p>
      <text:p text:style-name="P48"/>
      <text:p text:style-name="P30"><text:span text:style-name="T2">Krensky, B. (2001). Going on beyond zebra: A middle school and community-based arts organization collaborate for change.</text:span><text:span text:style-name="T6"> Education and Urban Society, 33(4), 427–444. </text:span><text:span text:style-name="T2">DOI:10.1177/0013124501334006</text:span></text:p>
      <text:p text:style-name="P48"/>
      <text:p text:style-name="P30"><text:span text:style-name="T2">Kurt, S. (2020/07/11). </text:span><text:span text:style-name="T6"><text:s/>Lev Vygotsky- sociocultural theory of cognitive development. </text:span><text:span text:style-name="T2">Educational Technology. </text:span><text:a xlink:type="simple" xlink:href="https://educationaltechnology.net/lev-vygotsky-sociocultural-theory-of-cognitive-development/#:~:text=As%20such%2C%20Vygotsky%20outlined%20three,their%20role%20in%20the%20community" text:style-name="ListLabel_20_193" text:visited-style-name="ListLabel_20_193"><text:span text:style-name="T13">https://educationaltechnology.net/lev-vygotsky-sociocultural-theory-of-cognitive-development/#:~:text=As%20such%2C%20Vygotsky%20outlined%20three,their%20role%20in%20the%20community</text:span></text:a><text:span text:style-name="T2">.</text:span></text:p>
      <text:p text:style-name="P31"/>
      <text:p text:style-name="P47"><text:span text:style-name="T2">Lonis, D. &amp; Haley, A. (2018) </text:span><text:span text:style-name="T6">Electronic excerpts from due but not done: Selected resources for instrumental music teachers</text:span><text:span text:style-name="T2"> (8th ed.). Retrieved from the authors.</text:span></text:p>
      <text:p text:style-name="P48"/>
      <text:p text:style-name="P47"><text:span text:style-name="T2">Macarena-Paz, C., Besançon, M., &amp; Zenasni, F. (2019). Fostering children and adolescents’ creative thinking in education. Theoretical model of drama pedagogy training. </text:span><text:span text:style-name="T6">Frontiers in Psychology. 9(2611), 1-11. </text:span><text:span text:style-name="T2">DOI:10.3389/fpsyg.2018.02611</text:span></text:p>
      <text:p text:style-name="P48"><text:soft-page-break/></text:p>
      <text:p text:style-name="P47"><text:span text:style-name="T2">Mitton, J. &amp; Murray-Orr, A. (2021). Identifying the impact of culturally relevant pedagogy: Evidence of academic risk-taking in culturally and economically diverse Nova Scotia classrooms. </text:span><text:span text:style-name="T6">Canadian Journal of Education. 44 (4),1085-1115. </text:span><text:span text:style-name="T2">DOI:</text:span><text:a xlink:type="simple" xlink:href="https://doi.org/10.53967/cje-rce.v44i4.4811" text:style-name="ListLabel_20_195" text:visited-style-name="ListLabel_20_195"><text:span text:style-name="T9">10.53967/cje-rce.v44i4.4811</text:span></text:a></text:p>
      <text:p text:style-name="P48"/>
      <text:p text:style-name="P47"><text:span text:style-name="T2">Robinson, K. (1999). All our futures: Creativity, culture and education. National Advisory Committee on Creative and Cultural Education.</text:span></text:p>
      <text:p text:style-name="P48"/>
      <text:p text:style-name="P47"><text:span text:style-name="T2">Robson, S. (2014). The analysing children’s creative thinking framework: development of an observation-led approach to identifying and analysing young children’s creative thinking. </text:span><text:span text:style-name="T6"><text:s/>British Educational Research Journal. 40(1), 121-134.</text:span></text:p>
      <text:p text:style-name="P36"/>
      <text:p text:style-name="P47"><text:span text:style-name="T2">Vygotsky, L. (1978) Mind in society (Cambridge, MA, Harvard University Press).</text:span></text:p>
      <text:p text:style-name="P48"/>
      <text:p text:style-name="P30"><text:span text:style-name="T2">Windle, J. A. (2009). Influences on the written expression of bilingual students: Teacher beliefs and cultural dissonance. In J. Miller, A. Kostogriz, &amp; M. Gearon (Eds.), Culturally and linguistically diverse classrooms: New dilemmas for teachers (pp. 92–109). Multilingual Matters.</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libri" fo:font-family="Calibri"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libri" fo:font-family="Calibri"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libri" fo:font-family="Calibri"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alibri" fo:font-family="Calibri"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Calibri" fo:font-family="Calibri"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Calibri" fo:font-family="Calibri"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Calibri" fo:font-family="Calibri"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Calibri" fo:font-family="Calibri"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Calibri" fo:font-family="Calibri"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Calibri" fo:font-family="Calibri"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Calibri" fo:font-family="Calibri"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Calibri" fo:font-family="Calibri"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0" style:display-name="ListLabel 190"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fo:background-color="#ffffff"/>
    </style:style>
    <style:style style:name="ListLabel_20_191" style:display-name="ListLabel 191"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fo:background-color="#ffffff"/>
    </style:style>
    <style:style style:name="ListLabel_20_192" style:display-name="ListLabel 192"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93" style:display-name="ListLabel 193"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94" style:display-name="ListLabel 194" style:family="text">
      <style:text-properties fo:color="#1155cc" style:font-name="Calibri" fo:font-family="Calibri" style:font-family-generic="roman" style:font-pitch="variable" fo:font-size="10.5pt" fo:font-style="italic" style:text-underline-style="solid" style:text-underline-width="auto" style:text-underline-color="font-color" style:font-name-asian="Calibri1" style:font-family-asian="Calibri" style:font-family-generic-asian="system" style:font-pitch-asian="variable" style:font-size-asian="10.5pt" style:font-style-asian="italic" style:font-name-complex="Calibri1" style:font-family-complex="Calibri" style:font-family-generic-complex="system" style:font-pitch-complex="variable" style:font-size-complex="10.5pt" fo:background-color="#ffffff"/>
    </style:style>
    <style:style style:name="ListLabel_20_195" style:display-name="ListLabel 195" style:family="text">
      <style:text-properties style:font-name="Calibri" fo:font-family="Calibri" style:font-family-generic="roman" style:font-pitch="variable" fo:font-size="10.5pt" style:font-name-asian="Calibri1" style:font-family-asian="Calibri" style:font-family-generic-asian="system" style:font-pitch-asian="variable" style:font-size-asian="10.5pt" style:font-name-complex="Calibri1" style:font-family-complex="Calibri" style:font-family-generic-complex="system" style:font-pitch-complex="variable" style:font-size-complex="10.5pt"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21" meta:paragraph-count="278" meta:word-count="6001" meta:character-count="41550" meta:non-whitespace-character-count="35854"/>
    <meta:generator>LibreOfficeDev/6.0.5.2$Linux_X86_64 LibreOffice_project/</meta:generator>
  </office:meta>
</office:document-meta>
</file>